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89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3.002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1.211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0.2673in"/>
    </style:style>
    <style:style style:name="co10" style:family="table-column">
      <style:table-column-properties fo:break-before="auto" style:column-width="0.7827in"/>
    </style:style>
    <style:style style:name="co11" style:family="table-column">
      <style:table-column-properties fo:break-before="auto" style:column-width="0.1925in"/>
    </style:style>
    <style:style style:name="co12" style:family="table-column">
      <style:table-column-properties fo:break-before="auto" style:column-width="1.2327in"/>
    </style:style>
    <style:style style:name="co13" style:family="table-column">
      <style:table-column-properties fo:break-before="auto" style:column-width="1.1575in"/>
    </style:style>
    <style:style style:name="co1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end" fo:margin-left="0in"/>
      <style:text-properties style:font-name="Liberation Sans" fo:font-size="12pt" style:font-size-asian="12pt" style:font-size-complex="12pt"/>
    </style:style>
    <style:style style:name="ce2" style:family="table-cell" style:parent-style-name="Default">
      <style:table-cell-properties fo:border-bottom="2.49pt solid #000000" fo:background-color="#000000" fo:border-left="2.49pt solid #000000" fo:border-right="0.99pt solid #000000" fo:border-top="none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-bottom="none" fo:border-left="2.49pt solid #000000" fo:border-right="none" fo:border-top="2.49pt solid #000000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fo:border-bottom="none" fo:background-color="#dddddd" fo:border-left="2.49pt solid #000000" fo:border-right="none" fo:border-top="none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fo:border-bottom="none" fo:border-left="2.49pt solid #000000" fo:border-right="none" fo:border-top="none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fo:border-bottom="2.49pt solid #000000" fo:border-left="2.49pt solid #000000" fo:border-right="none" fo:border-top="none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in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fo:border-bottom="2.49pt solid #000000" fo:background-color="#000000" fo:border-left="none" fo:border-right="none" fo:border-top="none"/>
      <style:text-properties style:font-name="Liberation Sans" fo:font-size="12pt" style:font-size-asian="12pt" style:font-size-complex="12pt"/>
    </style:style>
    <style:style style:name="ce9" style:family="table-cell" style:parent-style-name="Default">
      <style:table-cell-properties fo:border-bottom="none" fo:border-left="0.06pt solid #000000" fo:border-right="0.06pt solid #000000" fo:border-top="2.49pt solid #000000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12" style:family="table-cell" style:parent-style-name="Default">
      <style:table-cell-properties fo:border-bottom="2.49pt solid #000000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13" style:family="table-cell" style:parent-style-name="Default">
      <style:table-cell-properties fo:border-bottom="2.49pt solid #000000" fo:border-left="0.06pt solid #000000" fo:border-right="none" fo:border-top="2.49pt solid #000000"/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fo:border-bottom="none" fo:border-left="none" fo:border-right="none" fo:border-top="2.49pt solid #000000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fo:background-color="#dddddd"/>
      <style:text-properties style:font-name="Liberation Sans" fo:font-size="12pt" style:font-size-asian="12pt" style:font-size-complex="12pt"/>
    </style:style>
    <style:style style:name="ce16" style:family="table-cell" style:parent-style-name="Default">
      <style:text-properties style:font-name="Liberation Sans" fo:font-size="12pt" style:font-size-asian="12pt" style:font-size-complex="12pt"/>
    </style:style>
    <style:style style:name="ce17" style:family="table-cell" style:parent-style-name="Default">
      <style:table-cell-properties fo:border-bottom="2.49pt solid #000000" fo:border-left="none" fo:border-right="none" fo:border-top="none"/>
      <style:text-properties style:font-name="Liberation Sans" fo:font-size="12pt" style:font-size-asian="12pt" style:font-size-complex="12pt"/>
    </style:style>
    <style:style style:name="ce18" style:family="table-cell" style:parent-style-name="Default">
      <style:table-cell-properties fo:border-bottom="2.49pt solid #000000" fo:border-left="2.49pt solid #000000" fo:border-right="none" fo:border-top="2.49pt solid #000000"/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fo:border-bottom="2.49pt solid #000000" fo:border-left="0.99pt solid #000000" fo:border-right="2.49pt solid #000000" fo:border-top="2.49pt solid #000000"/>
      <style:text-properties style:font-name="Liberation Sans" fo:font-size="12pt" style:font-size-asian="12pt" style:font-size-complex="12pt"/>
    </style:style>
    <style:style style:name="ce20" style:family="table-cell" style:parent-style-name="Default" style:data-style-name="N1">
      <style:table-cell-properties fo:border-bottom="2.49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1" style:family="table-cell" style:parent-style-name="Default">
      <style:table-cell-properties fo:border-bottom="none" fo:border-left="none" fo:border-right="2.49pt solid #000000" fo:border-top="2.49pt solid #000000"/>
      <style:text-properties style:font-name="Liberation Sans" fo:font-size="12pt" style:font-size-asian="12pt" style:font-size-complex="12pt"/>
    </style:style>
    <style:style style:name="ce22" style:family="table-cell" style:parent-style-name="Default">
      <style:table-cell-properties fo:border-bottom="none" fo:background-color="#dddddd" fo:border-left="none" fo:border-right="2.49pt solid #000000" fo:border-top="none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fo:border-bottom="none" fo:border-left="none" fo:border-right="2.49pt solid #000000" fo:border-top="none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fo:border-bottom="2.49pt solid #000000" fo:border-left="none" fo:border-right="2.49pt solid #000000" fo:border-top="none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fo:background-color="#dddddd"/>
      <style:text-properties fo:font-size="15pt" style:font-size-asian="15pt" style:font-size-complex="15pt"/>
    </style:style>
    <style:style style:name="ce26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7" style:family="table-cell" style:parent-style-name="Default" style:data-style-name="N121">
      <style:table-cell-properties fo:border-bottom="2.49pt solid #000000" fo:border-left="2.49pt solid #000000" fo:border-right="none" fo:border-top="none"/>
      <style:text-properties fo:color="#000000" style:font-name="Liberation Sans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28" style:family="table-cell" style:parent-style-name="Default" style:data-style-name="N121">
      <style:table-cell-properties fo:border-bottom="none" fo:border-left="0.06pt solid #000000" fo:border-right="0.06pt solid #000000" fo:border-top="2.49pt solid #000000"/>
      <style:text-properties style:font-name="Liberation Sans" fo:font-size="12pt" style:font-size-asian="12pt" style:font-size-complex="12pt"/>
    </style:style>
    <style:style style:name="ce29" style:family="table-cell" style:parent-style-name="Default" style:data-style-name="N121">
      <style:table-cell-properties fo:border-bottom="none" fo:background-color="#dddddd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30" style:family="table-cell" style:parent-style-name="Default" style:data-style-name="N121">
      <style:table-cell-properties fo:border-bottom="none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121">
      <style:table-cell-properties fo:border-bottom="2.49pt solid #000000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32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3" style:family="table-cell" style:parent-style-name="Default" style:data-style-name="N121">
      <style:table-cell-properties fo:border-bottom="2.49pt solid #000000" fo:border-left="0.99pt solid #000000" fo:border-right="0.99pt solid #000000" fo:border-top="none"/>
      <style:text-properties fo:color="#000000" style:font-name="Liberation Sans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34" style:family="table-cell" style:parent-style-name="Default" style:data-style-name="N121">
      <style:table-cell-properties fo:border-bottom="none" fo:border-left="none" fo:border-right="none" fo:border-top="2.49pt solid #000000"/>
      <style:text-properties style:font-name="Liberation Sans" fo:font-size="12pt" style:font-size-asian="12pt" style:font-size-complex="12pt"/>
    </style:style>
    <style:style style:name="ce35" style:family="table-cell" style:parent-style-name="Default" style:data-style-name="N121">
      <style:table-cell-properties fo:background-color="#dddddd"/>
      <style:text-properties style:font-name="Liberation Sans" fo:font-size="12pt" style:font-size-asian="12pt" style:font-size-complex="12pt"/>
    </style:style>
    <style:style style:name="ce36" style:family="table-cell" style:parent-style-name="Default" style:data-style-name="N121">
      <style:text-properties style:font-name="Liberation Sans" fo:font-size="12pt" style:font-size-asian="12pt" style:font-size-complex="12pt"/>
    </style:style>
    <style:style style:name="ce37" style:family="table-cell" style:parent-style-name="Default" style:data-style-name="N121">
      <style:table-cell-properties fo:border-bottom="2.49pt solid #000000" fo:border-left="none" fo:border-right="none" fo:border-top="none"/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fo:border-bottom="2.49pt solid #000000" fo:border-left="0.99pt solid #000000" fo:border-right="0.99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39" style:family="table-cell" style:parent-style-name="Default" style:data-style-name="N11">
      <style:table-cell-properties fo:border-bottom="none" fo:border-left="0.06pt solid #000000" fo:border-right="0.06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40" style:family="table-cell" style:parent-style-name="Default" style:data-style-name="N11">
      <style:table-cell-properties fo:border-bottom="none" fo:background-color="#dddddd" fo:border-left="0.06pt solid #000000" fo:border-right="0.06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41" style:family="table-cell" style:parent-style-name="Default" style:data-style-name="N11">
      <style:table-cell-properties fo:border-bottom="2.49pt solid #000000" fo:border-left="0.06pt solid #000000" fo:border-right="0.06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42" style:family="table-cell" style:parent-style-name="Default" style:data-style-name="N121">
      <style:table-cell-properties fo:border-bottom="2.49pt solid #000000" fo:border-left="0.99pt solid #000000" fo:border-right="none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43" style:family="table-cell" style:parent-style-name="Default" style:data-style-name="N121">
      <style:table-cell-properties fo:border-bottom="none" fo:border-left="none" fo:border-right="2.24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44" style:family="table-cell" style:parent-style-name="Default" style:data-style-name="N121">
      <style:table-cell-properties fo:border-bottom="none" fo:background-color="#dddddd" fo:border-left="none" fo:border-right="2.24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45" style:family="table-cell" style:parent-style-name="Default" style:data-style-name="N121">
      <style:table-cell-properties fo:border-bottom="2.24pt solid #000000" fo:border-left="none" fo:border-right="2.24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46" style:family="table-cell" style:parent-style-name="Default" style:data-style-name="N121">
      <style:table-cell-properties fo:border-bottom="2.24pt solid #000000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47" style:family="table-cell" style:parent-style-name="Default" style:data-style-name="N121">
      <style:table-cell-properties fo:border-bottom="2.24pt solid #000000" fo:border-left="none" fo:border-right="none" fo:border-top="none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fo:border-bottom="2.49pt solid #000000" fo:border-left="none" fo:border-right="none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49" style:family="table-cell" style:parent-style-name="Default" style:data-style-name="N11">
      <style:table-cell-properties fo:border-bottom="none" fo:border-left="0.06pt solid #000000" fo:border-right="0.06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50" style:family="table-cell" style:parent-style-name="Default" style:data-style-name="N11">
      <style:table-cell-properties fo:border-bottom="none" fo:background-color="#dddddd" fo:border-left="0.06pt solid #000000" fo:border-right="0.06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51" style:family="table-cell" style:parent-style-name="Default" style:data-style-name="N11">
      <style:table-cell-properties fo:border-bottom="2.24pt solid #000000" fo:border-left="0.06pt solid #000000" fo:border-right="0.06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52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3" style:family="table-cell" style:parent-style-name="Default" style:data-style-name="N121">
      <style:table-cell-properties fo:border-bottom="2.49pt solid #000000" fo:border-left="0.99pt solid #000000" fo:border-right="2.49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Euro.I6"/>
      <style:map style:condition="cell-content()&lt;0" style:apply-style-name="smaller" style:base-cell-address="Euro.I6"/>
      <style:map style:condition="cell-content()&gt;0" style:apply-style-name="greater" style:base-cell-address="Euro.I6"/>
    </style:style>
    <style:style style:name="ce54" style:family="table-cell" style:parent-style-name="Default" style:data-style-name="N11"/>
    <style:style style:name="ce55" style:family="table-cell" style:parent-style-name="Default" style:data-style-name="N104">
      <style:table-cell-properties fo:border-bottom="2.49pt solid #000000" fo:border-left="2.49pt solid #000000" fo:border-right="none" fo:border-top="none"/>
      <style:text-properties fo:color="#000000" style:font-name="Liberation Sans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56" style:family="table-cell" style:parent-style-name="Default" style:data-style-name="N104">
      <style:table-cell-properties fo:border-bottom="none" fo:border-left="0.06pt solid #000000" fo:border-right="0.06pt solid #000000" fo:border-top="2.49pt solid #000000"/>
      <style:text-properties style:font-name="Liberation Sans" fo:font-size="12pt" style:font-size-asian="12pt" style:font-size-complex="12pt"/>
    </style:style>
    <style:style style:name="ce57" style:family="table-cell" style:parent-style-name="Default" style:data-style-name="N104">
      <style:table-cell-properties fo:border-bottom="none" fo:background-color="#dddddd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58" style:family="table-cell" style:parent-style-name="Default" style:data-style-name="N104">
      <style:table-cell-properties fo:border-bottom="none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59" style:family="table-cell" style:parent-style-name="Default" style:data-style-name="N104">
      <style:table-cell-properties fo:border-bottom="2.49pt solid #000000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60" style:family="table-cell" style:parent-style-name="Default" style:data-style-name="N104">
      <style:table-cell-properties fo:border-bottom="2.49pt solid #000000" fo:border-left="0.99pt solid #000000" fo:border-right="0.99pt solid #000000" fo:border-top="none"/>
      <style:text-properties fo:color="#000000" style:font-name="Liberation Sans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61" style:family="table-cell" style:parent-style-name="Default" style:data-style-name="N104">
      <style:table-cell-properties fo:border-bottom="none" fo:border-left="none" fo:border-right="none" fo:border-top="2.49pt solid #000000"/>
      <style:text-properties style:font-name="Liberation Sans" fo:font-size="12pt" style:font-size-asian="12pt" style:font-size-complex="12pt"/>
    </style:style>
    <style:style style:name="ce62" style:family="table-cell" style:parent-style-name="Default" style:data-style-name="N104">
      <style:table-cell-properties fo:background-color="#dddddd"/>
      <style:text-properties style:font-name="Liberation Sans" fo:font-size="12pt" style:font-size-asian="12pt" style:font-size-complex="12pt"/>
    </style:style>
    <style:style style:name="ce63" style:family="table-cell" style:parent-style-name="Default" style:data-style-name="N104">
      <style:text-properties style:font-name="Liberation Sans" fo:font-size="12pt" style:font-size-asian="12pt" style:font-size-complex="12pt"/>
    </style:style>
    <style:style style:name="ce64" style:family="table-cell" style:parent-style-name="Default" style:data-style-name="N104">
      <style:table-cell-properties fo:border-bottom="2.49pt solid #000000" fo:border-left="none" fo:border-right="none" fo:border-top="none"/>
      <style:text-properties style:font-name="Liberation Sans" fo:font-size="12pt" style:font-size-asian="12pt" style:font-size-complex="12pt"/>
    </style:style>
    <style:style style:name="ce65" style:family="table-cell" style:parent-style-name="Default" style:data-style-name="N11">
      <style:table-cell-properties fo:border-bottom="2.49pt solid #000000" fo:border-left="0.99pt solid #000000" fo:border-right="0.99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66" style:family="table-cell" style:parent-style-name="Default" style:data-style-name="N11">
      <style:table-cell-properties fo:border-bottom="none" fo:border-left="0.06pt solid #000000" fo:border-right="0.06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67" style:family="table-cell" style:parent-style-name="Default" style:data-style-name="N11">
      <style:table-cell-properties fo:border-bottom="none" fo:background-color="#dddddd" fo:border-left="0.06pt solid #000000" fo:border-right="0.06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68" style:family="table-cell" style:parent-style-name="Default" style:data-style-name="N11">
      <style:table-cell-properties fo:border-bottom="2.49pt solid #000000" fo:border-left="0.06pt solid #000000" fo:border-right="0.06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69" style:family="table-cell" style:parent-style-name="Default" style:data-style-name="N104">
      <style:table-cell-properties fo:border-bottom="2.49pt solid #000000" fo:border-left="0.99pt solid #000000" fo:border-right="none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70" style:family="table-cell" style:parent-style-name="Default" style:data-style-name="N104">
      <style:table-cell-properties fo:border-bottom="none" fo:border-left="none" fo:border-right="2.24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71" style:family="table-cell" style:parent-style-name="Default" style:data-style-name="N104">
      <style:table-cell-properties fo:border-bottom="none" fo:background-color="#dddddd" fo:border-left="none" fo:border-right="2.24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72" style:family="table-cell" style:parent-style-name="Default" style:data-style-name="N104">
      <style:table-cell-properties fo:border-bottom="2.24pt solid #000000" fo:border-left="none" fo:border-right="2.24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73" style:family="table-cell" style:parent-style-name="Default" style:data-style-name="N104">
      <style:table-cell-properties fo:border-bottom="2.24pt solid #000000" fo:border-left="0.06pt solid #000000" fo:border-right="0.06pt solid #000000" fo:border-top="none"/>
      <style:text-properties style:font-name="Liberation Sans" fo:font-size="12pt" style:font-size-asian="12pt" style:font-size-complex="12pt"/>
    </style:style>
    <style:style style:name="ce74" style:family="table-cell" style:parent-style-name="Default" style:data-style-name="N104">
      <style:table-cell-properties fo:border-bottom="2.24pt solid #000000" fo:border-left="none" fo:border-right="none" fo:border-top="none"/>
      <style:text-properties style:font-name="Liberation Sans" fo:font-size="12pt" style:font-size-asian="12pt" style:font-size-complex="12pt"/>
    </style:style>
    <style:style style:name="ce75" style:family="table-cell" style:parent-style-name="Default" style:data-style-name="N11">
      <style:table-cell-properties fo:border-bottom="2.49pt solid #000000" fo:border-left="none" fo:border-right="none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76" style:family="table-cell" style:parent-style-name="Default" style:data-style-name="N11">
      <style:table-cell-properties fo:border-bottom="2.24pt solid #000000" fo:border-left="0.06pt solid #000000" fo:border-right="0.06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77" style:family="table-cell" style:parent-style-name="Default" style:data-style-name="N104">
      <style:table-cell-properties fo:border-bottom="2.49pt solid #000000" fo:border-left="0.99pt solid #000000" fo:border-right="2.49pt solid #000000" fo:border-top="none"/>
      <style:text-properties style:font-name="Liberation Sans" fo:font-size="12pt" style:font-size-asian="12pt" style:font-size-complex="12pt"/>
      <style:map style:condition="cell-content()=0" style:apply-style-name="Default" style:base-cell-address="Dollar.I5"/>
      <style:map style:condition="cell-content()&lt;0" style:apply-style-name="smaller" style:base-cell-address="Dollar.I5"/>
      <style:map style:condition="cell-content()&gt;0" style:apply-style-name="greater" style:base-cell-address="Dollar.I5"/>
    </style:style>
    <style:style style:name="ce78" style:family="table-cell" style:parent-style-name="Default">
      <style:table-cell-properties fo:background-color="#eeeeee" fo:border="0.06pt solid #000000"/>
    </style:style>
    <style:style style:name="ce79" style:family="table-cell" style:parent-style-name="Default">
      <style:table-cell-properties fo:background-color="#eeeeee" style:cell-protect="formula-hidden" style:print-content="true" fo:border="0.06pt solid #000000"/>
    </style:style>
    <style:style style:name="ce80" style:family="table-cell" style:parent-style-name="Default">
      <style:table-cell-properties fo:background-color="transparent"/>
    </style:style>
    <style:style style:name="ce81" style:family="table-cell" style:parent-style-name="Default">
      <style:table-cell-properties fo:background-color="transparent" fo:border="none"/>
    </style:style>
    <style:style style:name="gr1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Arial" style:font-family-generic="swiss" style:font-pitch="variable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fo:font-family="Arial" style:font-family-generic="swiss" style:font-pitch="variable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whole-number() and cell-content-is-between(0,1)" table:allow-empty-cell="true" table:base-cell-address="Euro.Q6">
          <table:error-message table:message-type="stop" table:display="true"/>
        </table:content-validation>
      </table:content-validations>
      <table:table table:name="Euro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0"/>
        <table:table-column table:style-name="co3" table:default-cell-style-name="ce15"/>
        <table:table-column table:style-name="co4" table:default-cell-style-name="ce10"/>
        <table:table-column table:style-name="co5" table:default-cell-style-name="ce22"/>
        <table:table-column table:style-name="co6" table:default-cell-style-name="ce29"/>
        <table:table-column table:style-name="co7" table:default-cell-style-name="ce35"/>
        <table:table-column table:style-name="co8" table:default-cell-style-name="ce39"/>
        <table:table-column table:style-name="co6" table:default-cell-style-name="ce43"/>
        <table:table-column table:style-name="co6" table:default-cell-style-name="ce29"/>
        <table:table-column table:style-name="co6" table:default-cell-style-name="ce35"/>
        <table:table-column table:style-name="co8" table:default-cell-style-name="ce49"/>
        <table:table-column table:style-name="co6" table:default-cell-style-name="ce43"/>
        <table:table-column table:style-name="co1" table:default-cell-style-name="Default"/>
        <table:table-row table:style-name="ro1">
          <table:table-cell/>
          <table:table-cell table:style-name="Default" table:number-columns-repeated="13"/>
          <table:table-cell/>
        </table:table-row>
        <table:table-row table:style-name="ro2">
          <table:table-cell/>
          <table:table-cell table:style-name="Default" table:number-columns-repeated="5"/>
          <table:table-cell table:style-name="ce25" table:number-columns-repeated="4"/>
          <table:table-cell table:style-name="Default" table:number-columns-repeated="4"/>
          <table:table-cell table:style-name="ce54"/>
        </table:table-row>
        <table:table-row table:style-name="ro1">
          <table:table-cell/>
          <table:table-cell table:style-name="Default" table:number-columns-repeated="13"/>
          <table:table-cell/>
        </table:table-row>
        <table:table-row table:style-name="ro3">
          <table:table-cell/>
          <table:table-cell table:style-name="ce1" office:value-type="string" calcext:value-type="string">
            <text:p>n°</text:p>
          </table:table-cell>
          <table:table-cell table:style-name="ce7" office:value-type="string" calcext:value-type="string">
            <text:p>Date d'achat</text:p>
          </table:table-cell>
          <table:table-cell table:style-name="ce13" office:value-type="string" calcext:value-type="string">
            <text:p>Date de vente</text:p>
          </table:table-cell>
          <table:table-cell table:style-name="ce18" office:value-type="string" calcext:value-type="string">
            <text:p>Titre</text:p>
          </table:table-cell>
          <table:table-cell table:style-name="ce19" office:value-type="string" calcext:value-type="string">
            <text:p>Quantité</text:p>
          </table:table-cell>
          <table:table-cell table:style-name="ce26" office:value-type="string" calcext:value-type="string">
            <office:annotation draw:style-name="gr1" draw:text-style-name="P1" svg:width="1.1413in" svg:height="0.3902in" svg:x="8.498in" svg:y="0.1118in" draw:caption-point-x="-0.2169in" draw:caption-point-y="0.537in">
              <dc:creator>A</dc:creator>
              <dc:date>2014-04-26T00:00:00</dc:date>
              <text:p text:style-name="P1"><text:span text:style-name="T1">Prix marché à l'achat</text:span></text:p>
            </office:annotation>
            <text:p>Prix Brut Achat</text:p>
          </table:table-cell>
          <table:table-cell table:style-name="ce32" office:value-type="string" calcext:value-type="string">
            <office:annotation draw:style-name="gr1" draw:text-style-name="P1" svg:width="1.1413in" svg:height="0.3902in" svg:x="9.7055in" svg:y="0.1118in" draw:caption-point-x="-0.213in" draw:caption-point-y="0.537in">
              <dc:creator>A</dc:creator>
              <dc:date>2014-04-26T00:00:00</dc:date>
              <text:p text:style-name="P1"><text:span text:style-name="T1">Prix marché à la vente</text:span></text:p>
            </office:annotation>
            <text:p>Prix Brut Vente</text:p>
          </table:table-cell>
          <table:table-cell table:style-name="ce32" office:value-type="string" calcext:value-type="string">
            <text:p>Gain Brut</text:p>
          </table:table-cell>
          <table:table-cell table:style-name="ce7" office:value-type="string" calcext:value-type="string">
            <text:p>Gain Brut</text:p>
          </table:table-cell>
          <table:table-cell table:style-name="ce26" office:value-type="string" calcext:value-type="string">
            <office:annotation draw:style-name="gr2" draw:text-style-name="P1" svg:width="1.1413in" svg:height="0.2346in" svg:x="12.8988in" svg:y="0.1118in" draw:caption-point-x="-0.2016in" draw:caption-point-y="0.537in">
              <dc:creator>A</dc:creator>
              <dc:date>2014-04-26T00:00:00</dc:date>
              <text:p text:style-name="P1"><text:span text:style-name="T1">Prix d'achat TTC</text:span></text:p>
            </office:annotation>
            <text:p>Prix Net Achat</text:p>
          </table:table-cell>
          <table:table-cell table:style-name="ce32" office:value-type="string" calcext:value-type="string">
            <office:annotation draw:style-name="gr1" draw:text-style-name="P1" svg:width="1.1413in" svg:height="0.3902in" svg:x="14.0953in" svg:y="0.1118in" draw:caption-point-x="-0.1972in" draw:caption-point-y="0.537in">
              <dc:creator>A</dc:creator>
              <dc:date>2014-04-26T00:00:00</dc:date>
              <text:p text:style-name="P1"><text:span text:style-name="T1">Prix de vente TTC</text:span></text:p>
            </office:annotation>
            <text:p>Prix Net Vente</text:p>
          </table:table-cell>
          <table:table-cell table:style-name="ce32" office:value-type="string" calcext:value-type="string">
            <text:p>Gain Net</text:p>
          </table:table-cell>
          <table:table-cell table:style-name="ce52" office:value-type="string" calcext:value-type="string">
            <office:annotation draw:style-name="gr1" draw:text-style-name="P1" svg:width="1.1413in" svg:height="0.3902in" svg:x="16.0929in" svg:y="0.1118in" draw:caption-point-x="-0.1909in" draw:caption-point-y="0.537in">
              <dc:creator>A</dc:creator>
              <dc:date>2014-04-26T00:00:00</dc:date>
              <text:p text:style-name="P1"><text:span text:style-name="T1">Montant net C/D du compte</text:span></text:p>
            </office:annotation>
            <text:p>Gain Net</text:p>
          </table:table-cell>
          <table:table-cell/>
        </table:table-row>
        <table:table-row table:style-name="ro4">
          <table:table-cell/>
          <table:table-cell table:style-name="ce2"/>
          <table:table-cell table:style-name="ce8" table:number-columns-repeated="2"/>
          <table:table-cell table:style-name="ce6" office:value-type="string" calcext:value-type="string">
            <text:p>TOTAL :</text:p>
          </table:table-cell>
          <table:table-cell table:style-name="ce20" table:formula="of:=SUM([.F6:.F56])" office:value-type="float" office:value="0" calcext:value-type="float">
            <text:p>0</text:p>
          </table:table-cell>
          <table:table-cell table:style-name="ce27" table:formula="of:=IF([Config.C2]=1;SUMPRODUCT([.F6:.F60];[.G6:.G60]);SUM([.G6:.G60]))" office:value-type="currency" office:currency="EUR" office:value="0" calcext:value-type="currency">
            <text:p>0.00 €</text:p>
          </table:table-cell>
          <table:table-cell table:style-name="ce33" table:formula="of:=IF([Config.C2]=1;SUMPRODUCT([.F6:.F60];[.H6:.H60]);SUM([.H6:.H60]))" office:value-type="currency" office:currency="EUR" office:value="0" calcext:value-type="currency">
            <text:p>0.00 €</text:p>
          </table:table-cell>
          <table:table-cell table:style-name="ce38" table:formula="of:=IF([.G5]*[.H6]=0;0;([.H5]-[.G5])/[.G5])" office:value-type="percentage" office:value="0" calcext:value-type="percentage">
            <text:p>0.00%</text:p>
          </table:table-cell>
          <table:table-cell table:style-name="ce42" table:formula="of:=SUM([.J6:.J60])" office:value-type="currency" office:currency="EUR" office:value="0" calcext:value-type="currency">
            <text:p>0.00 €</text:p>
          </table:table-cell>
          <table:table-cell table:style-name="ce27" table:formula="of:=IF([Config.C3]=1;SUMPRODUCT([.F6:.F60];[.K6:.K60]);SUM([.K6:.K60]))" office:value-type="currency" office:currency="EUR" office:value="0" calcext:value-type="currency">
            <text:p>0.00 €</text:p>
          </table:table-cell>
          <table:table-cell table:style-name="ce33" table:formula="of:=IF([Config.C3]=1;SUMPRODUCT([.F6:.F60];[.L6:.L60]);SUM([.L6:.L60]))" office:value-type="currency" office:currency="EUR" office:value="0" calcext:value-type="currency">
            <text:p>0.00 €</text:p>
          </table:table-cell>
          <table:table-cell table:style-name="ce48" table:formula="of:=IF([.K5]=0;0;([.L5]-[.K5])/[.K5])" office:value-type="percentage" office:value="0" calcext:value-type="percentage">
            <text:p>0.00%</text:p>
          </table:table-cell>
          <table:table-cell table:style-name="ce53" table:formula="of:=SUM([.N6:.N60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ce14"/>
          <table:table-cell table:style-name="ce9"/>
          <table:table-cell table:style-name="ce21"/>
          <table:table-cell table:style-name="ce28"/>
          <table:table-cell table:style-name="ce34"/>
          <table:table-cell table:formula="of:=IF([.G6]*[.H6]=0;0;([.H6]-[.G6])/[.G6])" office:value-type="percentage" office:value="0" calcext:value-type="percentage">
            <text:p>0.00%</text:p>
          </table:table-cell>
          <table:table-cell table:formula="of:=IF([.G6]*[.H6]=0;0;([.H6]-[.G6])*(([.F6]*[Config.$C$2])+1-[Config.$C$2]))" office:value-type="currency" office:currency="EUR" office:value="0" calcext:value-type="currency">
            <text:p>0.00 €</text:p>
          </table:table-cell>
          <table:table-cell table:style-name="ce28"/>
          <table:table-cell table:style-name="ce34"/>
          <table:table-cell table:formula="of:=IF([.K6]*[.L6]=0;0;([.L6]-[.K6])/[.K6])" office:value-type="percentage" office:value="0" calcext:value-type="percentage">
            <text:p>0.00%</text:p>
          </table:table-cell>
          <table:table-cell table:formula="of:=IF([.K6]*[.L6] = 0; 0;([.L6]-[.K6])*(([.F6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40" table:formula="of:=IF([.G7]*[.H7]=0;0;([.H7]-[.G7])/[.G7])" office:value-type="percentage" office:value="0" calcext:value-type="percentage">
            <text:p>0.00%</text:p>
          </table:table-cell>
          <table:table-cell table:style-name="ce44" table:formula="of:=IF([.G7]*[.H7]=0;0;([.H7]-[.G7])*(([.F7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7]*[.L7]=0;0;([.L7]-[.K7])/[.K7])" office:value-type="percentage" office:value="0" calcext:value-type="percentage">
            <text:p>0.00%</text:p>
          </table:table-cell>
          <table:table-cell table:style-name="ce44" table:formula="of:=IF([.K7]*[.L7] = 0; 0;([.L7]-[.K7])*(([.F7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8]*[.H8]=0;0;([.H8]-[.G8])/[.G8])" office:value-type="percentage" office:value="0" calcext:value-type="percentage">
            <text:p>0.00%</text:p>
          </table:table-cell>
          <table:table-cell table:formula="of:=IF([.G8]*[.H8]=0;0;([.H8]-[.G8])*(([.F8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8]*[.L8]=0;0;([.L8]-[.K8])/[.K8])" office:value-type="percentage" office:value="0" calcext:value-type="percentage">
            <text:p>0.00%</text:p>
          </table:table-cell>
          <table:table-cell table:formula="of:=IF([.K8]*[.L8] = 0; 0;([.L8]-[.K8])*(([.F8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table:style-name="ce40" table:formula="of:=IF([.G9]*[.H9]=0;0;([.H9]-[.G9])/[.G9])" office:value-type="percentage" office:value="0" calcext:value-type="percentage">
            <text:p>0.00%</text:p>
          </table:table-cell>
          <table:table-cell table:style-name="ce44" table:formula="of:=IF([.G9]*[.H9]=0;0;([.H9]-[.G9])*(([.F9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9]*[.L9]=0;0;([.L9]-[.K9])/[.K9])" office:value-type="percentage" office:value="0" calcext:value-type="percentage">
            <text:p>0.00%</text:p>
          </table:table-cell>
          <table:table-cell table:style-name="ce44" table:formula="of:=IF([.K9]*[.L9] = 0; 0;([.L9]-[.K9])*(([.F9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5" calcext:value-type="float">
            <text:p>5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10]*[.H10]=0;0;([.H10]-[.G10])/[.G10])" office:value-type="percentage" office:value="0" calcext:value-type="percentage">
            <text:p>0.00%</text:p>
          </table:table-cell>
          <table:table-cell table:formula="of:=IF([.G10]*[.H10]=0;0;([.H10]-[.G10])*(([.F10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10]*[.L10]=0;0;([.L10]-[.K10])/[.K10])" office:value-type="percentage" office:value="0" calcext:value-type="percentage">
            <text:p>0.00%</text:p>
          </table:table-cell>
          <table:table-cell table:formula="of:=IF([.K10]*[.L10] = 0; 0;([.L10]-[.K10])*(([.F10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number-columns-repeated="6"/>
          <table:table-cell table:style-name="ce40" table:formula="of:=IF([.G11]*[.H11]=0;0;([.H11]-[.G11])/[.G11])" office:value-type="percentage" office:value="0" calcext:value-type="percentage">
            <text:p>0.00%</text:p>
          </table:table-cell>
          <table:table-cell table:style-name="ce44" table:formula="of:=IF([.G11]*[.H11]=0;0;([.H11]-[.G11])*(([.F11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11]*[.L11]=0;0;([.L11]-[.K11])/[.K11])" office:value-type="percentage" office:value="0" calcext:value-type="percentage">
            <text:p>0.00%</text:p>
          </table:table-cell>
          <table:table-cell table:style-name="ce44" table:formula="of:=IF([.K11]*[.L11] = 0; 0;([.L11]-[.K11])*(([.F11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7" calcext:value-type="float">
            <text:p>7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12]*[.H12]=0;0;([.H12]-[.G12])/[.G12])" office:value-type="percentage" office:value="0" calcext:value-type="percentage">
            <text:p>0.00%</text:p>
          </table:table-cell>
          <table:table-cell table:formula="of:=IF([.G12]*[.H12]=0;0;([.H12]-[.G12])*(([.F12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12]*[.L12]=0;0;([.L12]-[.K12])/[.K12])" office:value-type="percentage" office:value="0" calcext:value-type="percentage">
            <text:p>0.00%</text:p>
          </table:table-cell>
          <table:table-cell table:formula="of:=IF([.K12]*[.L12] = 0; 0;([.L12]-[.K12])*(([.F12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style-name="ce40" table:formula="of:=IF([.G13]*[.H13]=0;0;([.H13]-[.G13])/[.G13])" office:value-type="percentage" office:value="0" calcext:value-type="percentage">
            <text:p>0.00%</text:p>
          </table:table-cell>
          <table:table-cell table:style-name="ce44" table:formula="of:=IF([.G13]*[.H13]=0;0;([.H13]-[.G13])*(([.F13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13]*[.L13]=0;0;([.L13]-[.K13])/[.K13])" office:value-type="percentage" office:value="0" calcext:value-type="percentage">
            <text:p>0.00%</text:p>
          </table:table-cell>
          <table:table-cell table:style-name="ce44" table:formula="of:=IF([.K13]*[.L13] = 0; 0;([.L13]-[.K13])*(([.F13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14]*[.H14]=0;0;([.H14]-[.G14])/[.G14])" office:value-type="percentage" office:value="0" calcext:value-type="percentage">
            <text:p>0.00%</text:p>
          </table:table-cell>
          <table:table-cell table:formula="of:=IF([.G14]*[.H14]=0;0;([.H14]-[.G14])*(([.F14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14]*[.L14]=0;0;([.L14]-[.K14])/[.K14])" office:value-type="percentage" office:value="0" calcext:value-type="percentage">
            <text:p>0.00%</text:p>
          </table:table-cell>
          <table:table-cell table:formula="of:=IF([.K14]*[.L14] = 0; 0;([.L14]-[.K14])*(([.F14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table:style-name="ce40" table:formula="of:=IF([.G15]*[.H15]=0;0;([.H15]-[.G15])/[.G15])" office:value-type="percentage" office:value="0" calcext:value-type="percentage">
            <text:p>0.00%</text:p>
          </table:table-cell>
          <table:table-cell table:style-name="ce44" table:formula="of:=IF([.G15]*[.H15]=0;0;([.H15]-[.G15])*(([.F15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15]*[.L15]=0;0;([.L15]-[.K15])/[.K15])" office:value-type="percentage" office:value="0" calcext:value-type="percentage">
            <text:p>0.00%</text:p>
          </table:table-cell>
          <table:table-cell table:style-name="ce44" table:formula="of:=IF([.K15]*[.L15] = 0; 0;([.L15]-[.K15])*(([.F15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11" calcext:value-type="float">
            <text:p>11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16]*[.H16]=0;0;([.H16]-[.G16])/[.G16])" office:value-type="percentage" office:value="0" calcext:value-type="percentage">
            <text:p>0.00%</text:p>
          </table:table-cell>
          <table:table-cell table:formula="of:=IF([.G16]*[.H16]=0;0;([.H16]-[.G16])*(([.F16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16]*[.L16]=0;0;([.L16]-[.K16])/[.K16])" office:value-type="percentage" office:value="0" calcext:value-type="percentage">
            <text:p>0.00%</text:p>
          </table:table-cell>
          <table:table-cell table:formula="of:=IF([.K16]*[.L16] = 0; 0;([.L16]-[.K16])*(([.F16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table:number-columns-repeated="6"/>
          <table:table-cell table:style-name="ce40" table:formula="of:=IF([.G17]*[.H17]=0;0;([.H17]-[.G17])/[.G17])" office:value-type="percentage" office:value="0" calcext:value-type="percentage">
            <text:p>0.00%</text:p>
          </table:table-cell>
          <table:table-cell table:style-name="ce44" table:formula="of:=IF([.G17]*[.H17]=0;0;([.H17]-[.G17])*(([.F17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17]*[.L17]=0;0;([.L17]-[.K17])/[.K17])" office:value-type="percentage" office:value="0" calcext:value-type="percentage">
            <text:p>0.00%</text:p>
          </table:table-cell>
          <table:table-cell table:style-name="ce44" table:formula="of:=IF([.K17]*[.L17] = 0; 0;([.L17]-[.K17])*(([.F17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13" calcext:value-type="float">
            <text:p>13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18]*[.H18]=0;0;([.H18]-[.G18])/[.G18])" office:value-type="percentage" office:value="0" calcext:value-type="percentage">
            <text:p>0.00%</text:p>
          </table:table-cell>
          <table:table-cell table:formula="of:=IF([.G18]*[.H18]=0;0;([.H18]-[.G18])*(([.F18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18]*[.L18]=0;0;([.L18]-[.K18])/[.K18])" office:value-type="percentage" office:value="0" calcext:value-type="percentage">
            <text:p>0.00%</text:p>
          </table:table-cell>
          <table:table-cell table:formula="of:=IF([.K18]*[.L18] = 0; 0;([.L18]-[.K18])*(([.F18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table:number-columns-repeated="6"/>
          <table:table-cell table:style-name="ce40" table:formula="of:=IF([.G19]*[.H19]=0;0;([.H19]-[.G19])/[.G19])" office:value-type="percentage" office:value="0" calcext:value-type="percentage">
            <text:p>0.00%</text:p>
          </table:table-cell>
          <table:table-cell table:style-name="ce44" table:formula="of:=IF([.G19]*[.H19]=0;0;([.H19]-[.G19])*(([.F19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19]*[.L19]=0;0;([.L19]-[.K19])/[.K19])" office:value-type="percentage" office:value="0" calcext:value-type="percentage">
            <text:p>0.00%</text:p>
          </table:table-cell>
          <table:table-cell table:style-name="ce44" table:formula="of:=IF([.K19]*[.L19] = 0; 0;([.L19]-[.K19])*(([.F19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15" calcext:value-type="float">
            <text:p>15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20]*[.H20]=0;0;([.H20]-[.G20])/[.G20])" office:value-type="percentage" office:value="0" calcext:value-type="percentage">
            <text:p>0.00%</text:p>
          </table:table-cell>
          <table:table-cell table:formula="of:=IF([.G20]*[.H20]=0;0;([.H20]-[.G20])*(([.F20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20]*[.L20]=0;0;([.L20]-[.K20])/[.K20])" office:value-type="percentage" office:value="0" calcext:value-type="percentage">
            <text:p>0.00%</text:p>
          </table:table-cell>
          <table:table-cell table:formula="of:=IF([.K20]*[.L20] = 0; 0;([.L20]-[.K20])*(([.F20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table:number-columns-repeated="6"/>
          <table:table-cell table:style-name="ce40" table:formula="of:=IF([.G21]*[.H21]=0;0;([.H21]-[.G21])/[.G21])" office:value-type="percentage" office:value="0" calcext:value-type="percentage">
            <text:p>0.00%</text:p>
          </table:table-cell>
          <table:table-cell table:style-name="ce44" table:formula="of:=IF([.G21]*[.H21]=0;0;([.H21]-[.G21])*(([.F21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21]*[.L21]=0;0;([.L21]-[.K21])/[.K21])" office:value-type="percentage" office:value="0" calcext:value-type="percentage">
            <text:p>0.00%</text:p>
          </table:table-cell>
          <table:table-cell table:style-name="ce44" table:formula="of:=IF([.K21]*[.L21] = 0; 0;([.L21]-[.K21])*(([.F21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17" calcext:value-type="float">
            <text:p>17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22]*[.H22]=0;0;([.H22]-[.G22])/[.G22])" office:value-type="percentage" office:value="0" calcext:value-type="percentage">
            <text:p>0.00%</text:p>
          </table:table-cell>
          <table:table-cell table:formula="of:=IF([.G22]*[.H22]=0;0;([.H22]-[.G22])*(([.F22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22]*[.L22]=0;0;([.L22]-[.K22])/[.K22])" office:value-type="percentage" office:value="0" calcext:value-type="percentage">
            <text:p>0.00%</text:p>
          </table:table-cell>
          <table:table-cell table:formula="of:=IF([.K22]*[.L22] = 0; 0;([.L22]-[.K22])*(([.F22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table:number-columns-repeated="6"/>
          <table:table-cell table:style-name="ce40" table:formula="of:=IF([.G23]*[.H23]=0;0;([.H23]-[.G23])/[.G23])" office:value-type="percentage" office:value="0" calcext:value-type="percentage">
            <text:p>0.00%</text:p>
          </table:table-cell>
          <table:table-cell table:style-name="ce44" table:formula="of:=IF([.G23]*[.H23]=0;0;([.H23]-[.G23])*(([.F23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23]*[.L23]=0;0;([.L23]-[.K23])/[.K23])" office:value-type="percentage" office:value="0" calcext:value-type="percentage">
            <text:p>0.00%</text:p>
          </table:table-cell>
          <table:table-cell table:style-name="ce44" table:formula="of:=IF([.K23]*[.L23] = 0; 0;([.L23]-[.K23])*(([.F23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19" calcext:value-type="float">
            <text:p>19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24]*[.H24]=0;0;([.H24]-[.G24])/[.G24])" office:value-type="percentage" office:value="0" calcext:value-type="percentage">
            <text:p>0.00%</text:p>
          </table:table-cell>
          <table:table-cell table:formula="of:=IF([.G24]*[.H24]=0;0;([.H24]-[.G24])*(([.F24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24]*[.L24]=0;0;([.L24]-[.K24])/[.K24])" office:value-type="percentage" office:value="0" calcext:value-type="percentage">
            <text:p>0.00%</text:p>
          </table:table-cell>
          <table:table-cell table:formula="of:=IF([.K24]*[.L24] = 0; 0;([.L24]-[.K24])*(([.F24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table:number-columns-repeated="6"/>
          <table:table-cell table:style-name="ce40" table:formula="of:=IF([.G25]*[.H25]=0;0;([.H25]-[.G25])/[.G25])" office:value-type="percentage" office:value="0" calcext:value-type="percentage">
            <text:p>0.00%</text:p>
          </table:table-cell>
          <table:table-cell table:style-name="ce44" table:formula="of:=IF([.G25]*[.H25]=0;0;([.H25]-[.G25])*(([.F25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25]*[.L25]=0;0;([.L25]-[.K25])/[.K25])" office:value-type="percentage" office:value="0" calcext:value-type="percentage">
            <text:p>0.00%</text:p>
          </table:table-cell>
          <table:table-cell table:style-name="ce44" table:formula="of:=IF([.K25]*[.L25] = 0; 0;([.L25]-[.K25])*(([.F25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21" calcext:value-type="float">
            <text:p>21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26]*[.H26]=0;0;([.H26]-[.G26])/[.G26])" office:value-type="percentage" office:value="0" calcext:value-type="percentage">
            <text:p>0.00%</text:p>
          </table:table-cell>
          <table:table-cell table:formula="of:=IF([.G26]*[.H26]=0;0;([.H26]-[.G26])*(([.F26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26]*[.L26]=0;0;([.L26]-[.K26])/[.K26])" office:value-type="percentage" office:value="0" calcext:value-type="percentage">
            <text:p>0.00%</text:p>
          </table:table-cell>
          <table:table-cell table:formula="of:=IF([.K26]*[.L26] = 0; 0;([.L26]-[.K26])*(([.F26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table:number-columns-repeated="6"/>
          <table:table-cell table:style-name="ce40" table:formula="of:=IF([.G27]*[.H27]=0;0;([.H27]-[.G27])/[.G27])" office:value-type="percentage" office:value="0" calcext:value-type="percentage">
            <text:p>0.00%</text:p>
          </table:table-cell>
          <table:table-cell table:style-name="ce44" table:formula="of:=IF([.G27]*[.H27]=0;0;([.H27]-[.G27])*(([.F27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27]*[.L27]=0;0;([.L27]-[.K27])/[.K27])" office:value-type="percentage" office:value="0" calcext:value-type="percentage">
            <text:p>0.00%</text:p>
          </table:table-cell>
          <table:table-cell table:style-name="ce44" table:formula="of:=IF([.K27]*[.L27] = 0; 0;([.L27]-[.K27])*(([.F27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23" calcext:value-type="float">
            <text:p>23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28]*[.H28]=0;0;([.H28]-[.G28])/[.G28])" office:value-type="percentage" office:value="0" calcext:value-type="percentage">
            <text:p>0.00%</text:p>
          </table:table-cell>
          <table:table-cell table:formula="of:=IF([.G28]*[.H28]=0;0;([.H28]-[.G28])*(([.F28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28]*[.L28]=0;0;([.L28]-[.K28])/[.K28])" office:value-type="percentage" office:value="0" calcext:value-type="percentage">
            <text:p>0.00%</text:p>
          </table:table-cell>
          <table:table-cell table:formula="of:=IF([.K28]*[.L28] = 0; 0;([.L28]-[.K28])*(([.F28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table:number-columns-repeated="6"/>
          <table:table-cell table:style-name="ce40" table:formula="of:=IF([.G29]*[.H29]=0;0;([.H29]-[.G29])/[.G29])" office:value-type="percentage" office:value="0" calcext:value-type="percentage">
            <text:p>0.00%</text:p>
          </table:table-cell>
          <table:table-cell table:style-name="ce44" table:formula="of:=IF([.G29]*[.H29]=0;0;([.H29]-[.G29])*(([.F29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29]*[.L29]=0;0;([.L29]-[.K29])/[.K29])" office:value-type="percentage" office:value="0" calcext:value-type="percentage">
            <text:p>0.00%</text:p>
          </table:table-cell>
          <table:table-cell table:style-name="ce44" table:formula="of:=IF([.K29]*[.L29] = 0; 0;([.L29]-[.K29])*(([.F29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25" calcext:value-type="float">
            <text:p>25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30]*[.H30]=0;0;([.H30]-[.G30])/[.G30])" office:value-type="percentage" office:value="0" calcext:value-type="percentage">
            <text:p>0.00%</text:p>
          </table:table-cell>
          <table:table-cell table:formula="of:=IF([.G30]*[.H30]=0;0;([.H30]-[.G30])*(([.F30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30]*[.L30]=0;0;([.L30]-[.K30])/[.K30])" office:value-type="percentage" office:value="0" calcext:value-type="percentage">
            <text:p>0.00%</text:p>
          </table:table-cell>
          <table:table-cell table:formula="of:=IF([.K30]*[.L30] = 0; 0;([.L30]-[.K30])*(([.F30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table:number-columns-repeated="6"/>
          <table:table-cell table:style-name="ce40" table:formula="of:=IF([.G31]*[.H31]=0;0;([.H31]-[.G31])/[.G31])" office:value-type="percentage" office:value="0" calcext:value-type="percentage">
            <text:p>0.00%</text:p>
          </table:table-cell>
          <table:table-cell table:style-name="ce44" table:formula="of:=IF([.G31]*[.H31]=0;0;([.H31]-[.G31])*(([.F31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31]*[.L31]=0;0;([.L31]-[.K31])/[.K31])" office:value-type="percentage" office:value="0" calcext:value-type="percentage">
            <text:p>0.00%</text:p>
          </table:table-cell>
          <table:table-cell table:style-name="ce44" table:formula="of:=IF([.K31]*[.L31] = 0; 0;([.L31]-[.K31])*(([.F31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27" calcext:value-type="float">
            <text:p>27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32]*[.H32]=0;0;([.H32]-[.G32])/[.G32])" office:value-type="percentage" office:value="0" calcext:value-type="percentage">
            <text:p>0.00%</text:p>
          </table:table-cell>
          <table:table-cell table:formula="of:=IF([.G32]*[.H32]=0;0;([.H32]-[.G32])*(([.F32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32]*[.L32]=0;0;([.L32]-[.K32])/[.K32])" office:value-type="percentage" office:value="0" calcext:value-type="percentage">
            <text:p>0.00%</text:p>
          </table:table-cell>
          <table:table-cell table:formula="of:=IF([.K32]*[.L32] = 0; 0;([.L32]-[.K32])*(([.F32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table:number-columns-repeated="6"/>
          <table:table-cell table:style-name="ce40" table:formula="of:=IF([.G33]*[.H33]=0;0;([.H33]-[.G33])/[.G33])" office:value-type="percentage" office:value="0" calcext:value-type="percentage">
            <text:p>0.00%</text:p>
          </table:table-cell>
          <table:table-cell table:style-name="ce44" table:formula="of:=IF([.G33]*[.H33]=0;0;([.H33]-[.G33])*(([.F33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33]*[.L33]=0;0;([.L33]-[.K33])/[.K33])" office:value-type="percentage" office:value="0" calcext:value-type="percentage">
            <text:p>0.00%</text:p>
          </table:table-cell>
          <table:table-cell table:style-name="ce44" table:formula="of:=IF([.K33]*[.L33] = 0; 0;([.L33]-[.K33])*(([.F33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29" calcext:value-type="float">
            <text:p>29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34]*[.H34]=0;0;([.H34]-[.G34])/[.G34])" office:value-type="percentage" office:value="0" calcext:value-type="percentage">
            <text:p>0.00%</text:p>
          </table:table-cell>
          <table:table-cell table:formula="of:=IF([.G34]*[.H34]=0;0;([.H34]-[.G34])*(([.F34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34]*[.L34]=0;0;([.L34]-[.K34])/[.K34])" office:value-type="percentage" office:value="0" calcext:value-type="percentage">
            <text:p>0.00%</text:p>
          </table:table-cell>
          <table:table-cell table:formula="of:=IF([.K34]*[.L34] = 0; 0;([.L34]-[.K34])*(([.F34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table:style-name="ce40" table:formula="of:=IF([.G35]*[.H35]=0;0;([.H35]-[.G35])/[.G35])" office:value-type="percentage" office:value="0" calcext:value-type="percentage">
            <text:p>0.00%</text:p>
          </table:table-cell>
          <table:table-cell table:style-name="ce44" table:formula="of:=IF([.G35]*[.H35]=0;0;([.H35]-[.G35])*(([.F35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35]*[.L35]=0;0;([.L35]-[.K35])/[.K35])" office:value-type="percentage" office:value="0" calcext:value-type="percentage">
            <text:p>0.00%</text:p>
          </table:table-cell>
          <table:table-cell table:style-name="ce44" table:formula="of:=IF([.K35]*[.L35] = 0; 0;([.L35]-[.K35])*(([.F35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31" calcext:value-type="float">
            <text:p>31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36]*[.H36]=0;0;([.H36]-[.G36])/[.G36])" office:value-type="percentage" office:value="0" calcext:value-type="percentage">
            <text:p>0.00%</text:p>
          </table:table-cell>
          <table:table-cell table:formula="of:=IF([.G36]*[.H36]=0;0;([.H36]-[.G36])*(([.F36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36]*[.L36]=0;0;([.L36]-[.K36])/[.K36])" office:value-type="percentage" office:value="0" calcext:value-type="percentage">
            <text:p>0.00%</text:p>
          </table:table-cell>
          <table:table-cell table:formula="of:=IF([.K36]*[.L36] = 0; 0;([.L36]-[.K36])*(([.F36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32" calcext:value-type="float">
            <text:p>32</text:p>
          </table:table-cell>
          <table:table-cell table:number-columns-repeated="6"/>
          <table:table-cell table:style-name="ce40" table:formula="of:=IF([.G37]*[.H37]=0;0;([.H37]-[.G37])/[.G37])" office:value-type="percentage" office:value="0" calcext:value-type="percentage">
            <text:p>0.00%</text:p>
          </table:table-cell>
          <table:table-cell table:style-name="ce44" table:formula="of:=IF([.G37]*[.H37]=0;0;([.H37]-[.G37])*(([.F37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37]*[.L37]=0;0;([.L37]-[.K37])/[.K37])" office:value-type="percentage" office:value="0" calcext:value-type="percentage">
            <text:p>0.00%</text:p>
          </table:table-cell>
          <table:table-cell table:style-name="ce44" table:formula="of:=IF([.K37]*[.L37] = 0; 0;([.L37]-[.K37])*(([.F37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33" calcext:value-type="float">
            <text:p>33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38]*[.H38]=0;0;([.H38]-[.G38])/[.G38])" office:value-type="percentage" office:value="0" calcext:value-type="percentage">
            <text:p>0.00%</text:p>
          </table:table-cell>
          <table:table-cell table:formula="of:=IF([.G38]*[.H38]=0;0;([.H38]-[.G38])*(([.F38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38]*[.L38]=0;0;([.L38]-[.K38])/[.K38])" office:value-type="percentage" office:value="0" calcext:value-type="percentage">
            <text:p>0.00%</text:p>
          </table:table-cell>
          <table:table-cell table:formula="of:=IF([.K38]*[.L38] = 0; 0;([.L38]-[.K38])*(([.F38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34" calcext:value-type="float">
            <text:p>34</text:p>
          </table:table-cell>
          <table:table-cell table:number-columns-repeated="6"/>
          <table:table-cell table:style-name="ce40" table:formula="of:=IF([.G39]*[.H39]=0;0;([.H39]-[.G39])/[.G39])" office:value-type="percentage" office:value="0" calcext:value-type="percentage">
            <text:p>0.00%</text:p>
          </table:table-cell>
          <table:table-cell table:style-name="ce44" table:formula="of:=IF([.G39]*[.H39]=0;0;([.H39]-[.G39])*(([.F39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39]*[.L39]=0;0;([.L39]-[.K39])/[.K39])" office:value-type="percentage" office:value="0" calcext:value-type="percentage">
            <text:p>0.00%</text:p>
          </table:table-cell>
          <table:table-cell table:style-name="ce44" table:formula="of:=IF([.K39]*[.L39] = 0; 0;([.L39]-[.K39])*(([.F39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35" calcext:value-type="float">
            <text:p>35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40]*[.H40]=0;0;([.H40]-[.G40])/[.G40])" office:value-type="percentage" office:value="0" calcext:value-type="percentage">
            <text:p>0.00%</text:p>
          </table:table-cell>
          <table:table-cell table:formula="of:=IF([.G40]*[.H40]=0;0;([.H40]-[.G40])*(([.F40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40]*[.L40]=0;0;([.L40]-[.K40])/[.K40])" office:value-type="percentage" office:value="0" calcext:value-type="percentage">
            <text:p>0.00%</text:p>
          </table:table-cell>
          <table:table-cell table:formula="of:=IF([.K40]*[.L40] = 0; 0;([.L40]-[.K40])*(([.F40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36" calcext:value-type="float">
            <text:p>36</text:p>
          </table:table-cell>
          <table:table-cell table:number-columns-repeated="6"/>
          <table:table-cell table:style-name="ce40" table:formula="of:=IF([.G41]*[.H41]=0;0;([.H41]-[.G41])/[.G41])" office:value-type="percentage" office:value="0" calcext:value-type="percentage">
            <text:p>0.00%</text:p>
          </table:table-cell>
          <table:table-cell table:style-name="ce44" table:formula="of:=IF([.G41]*[.H41]=0;0;([.H41]-[.G41])*(([.F41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41]*[.L41]=0;0;([.L41]-[.K41])/[.K41])" office:value-type="percentage" office:value="0" calcext:value-type="percentage">
            <text:p>0.00%</text:p>
          </table:table-cell>
          <table:table-cell table:style-name="ce44" table:formula="of:=IF([.K41]*[.L41] = 0; 0;([.L41]-[.K41])*(([.F41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37" calcext:value-type="float">
            <text:p>37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42]*[.H42]=0;0;([.H42]-[.G42])/[.G42])" office:value-type="percentage" office:value="0" calcext:value-type="percentage">
            <text:p>0.00%</text:p>
          </table:table-cell>
          <table:table-cell table:formula="of:=IF([.G42]*[.H42]=0;0;([.H42]-[.G42])*(([.F42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42]*[.L42]=0;0;([.L42]-[.K42])/[.K42])" office:value-type="percentage" office:value="0" calcext:value-type="percentage">
            <text:p>0.00%</text:p>
          </table:table-cell>
          <table:table-cell table:formula="of:=IF([.K42]*[.L42] = 0; 0;([.L42]-[.K42])*(([.F42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38" calcext:value-type="float">
            <text:p>38</text:p>
          </table:table-cell>
          <table:table-cell table:number-columns-repeated="6"/>
          <table:table-cell table:style-name="ce40" table:formula="of:=IF([.G43]*[.H43]=0;0;([.H43]-[.G43])/[.G43])" office:value-type="percentage" office:value="0" calcext:value-type="percentage">
            <text:p>0.00%</text:p>
          </table:table-cell>
          <table:table-cell table:style-name="ce44" table:formula="of:=IF([.G43]*[.H43]=0;0;([.H43]-[.G43])*(([.F43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43]*[.L43]=0;0;([.L43]-[.K43])/[.K43])" office:value-type="percentage" office:value="0" calcext:value-type="percentage">
            <text:p>0.00%</text:p>
          </table:table-cell>
          <table:table-cell table:style-name="ce44" table:formula="of:=IF([.K43]*[.L43] = 0; 0;([.L43]-[.K43])*(([.F43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39" calcext:value-type="float">
            <text:p>39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44]*[.H44]=0;0;([.H44]-[.G44])/[.G44])" office:value-type="percentage" office:value="0" calcext:value-type="percentage">
            <text:p>0.00%</text:p>
          </table:table-cell>
          <table:table-cell table:formula="of:=IF([.G44]*[.H44]=0;0;([.H44]-[.G44])*(([.F44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44]*[.L44]=0;0;([.L44]-[.K44])/[.K44])" office:value-type="percentage" office:value="0" calcext:value-type="percentage">
            <text:p>0.00%</text:p>
          </table:table-cell>
          <table:table-cell table:formula="of:=IF([.K44]*[.L44] = 0; 0;([.L44]-[.K44])*(([.F44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40" calcext:value-type="float">
            <text:p>40</text:p>
          </table:table-cell>
          <table:table-cell table:number-columns-repeated="6"/>
          <table:table-cell table:style-name="ce40" table:formula="of:=IF([.G45]*[.H45]=0;0;([.H45]-[.G45])/[.G45])" office:value-type="percentage" office:value="0" calcext:value-type="percentage">
            <text:p>0.00%</text:p>
          </table:table-cell>
          <table:table-cell table:style-name="ce44" table:formula="of:=IF([.G45]*[.H45]=0;0;([.H45]-[.G45])*(([.F45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45]*[.L45]=0;0;([.L45]-[.K45])/[.K45])" office:value-type="percentage" office:value="0" calcext:value-type="percentage">
            <text:p>0.00%</text:p>
          </table:table-cell>
          <table:table-cell table:style-name="ce44" table:formula="of:=IF([.K45]*[.L45] = 0; 0;([.L45]-[.K45])*(([.F45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41" calcext:value-type="float">
            <text:p>41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46]*[.H46]=0;0;([.H46]-[.G46])/[.G46])" office:value-type="percentage" office:value="0" calcext:value-type="percentage">
            <text:p>0.00%</text:p>
          </table:table-cell>
          <table:table-cell table:formula="of:=IF([.G46]*[.H46]=0;0;([.H46]-[.G46])*(([.F46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46]*[.L46]=0;0;([.L46]-[.K46])/[.K46])" office:value-type="percentage" office:value="0" calcext:value-type="percentage">
            <text:p>0.00%</text:p>
          </table:table-cell>
          <table:table-cell table:formula="of:=IF([.K46]*[.L46] = 0; 0;([.L46]-[.K46])*(([.F46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42" calcext:value-type="float">
            <text:p>42</text:p>
          </table:table-cell>
          <table:table-cell table:number-columns-repeated="6"/>
          <table:table-cell table:style-name="ce40" table:formula="of:=IF([.G47]*[.H47]=0;0;([.H47]-[.G47])/[.G47])" office:value-type="percentage" office:value="0" calcext:value-type="percentage">
            <text:p>0.00%</text:p>
          </table:table-cell>
          <table:table-cell table:style-name="ce44" table:formula="of:=IF([.G47]*[.H47]=0;0;([.H47]-[.G47])*(([.F47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47]*[.L47]=0;0;([.L47]-[.K47])/[.K47])" office:value-type="percentage" office:value="0" calcext:value-type="percentage">
            <text:p>0.00%</text:p>
          </table:table-cell>
          <table:table-cell table:style-name="ce44" table:formula="of:=IF([.K47]*[.L47] = 0; 0;([.L47]-[.K47])*(([.F47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43" calcext:value-type="float">
            <text:p>43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48]*[.H48]=0;0;([.H48]-[.G48])/[.G48])" office:value-type="percentage" office:value="0" calcext:value-type="percentage">
            <text:p>0.00%</text:p>
          </table:table-cell>
          <table:table-cell table:formula="of:=IF([.G48]*[.H48]=0;0;([.H48]-[.G48])*(([.F48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48]*[.L48]=0;0;([.L48]-[.K48])/[.K48])" office:value-type="percentage" office:value="0" calcext:value-type="percentage">
            <text:p>0.00%</text:p>
          </table:table-cell>
          <table:table-cell table:formula="of:=IF([.K48]*[.L48] = 0; 0;([.L48]-[.K48])*(([.F48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44" calcext:value-type="float">
            <text:p>44</text:p>
          </table:table-cell>
          <table:table-cell table:number-columns-repeated="6"/>
          <table:table-cell table:style-name="ce40" table:formula="of:=IF([.G49]*[.H49]=0;0;([.H49]-[.G49])/[.G49])" office:value-type="percentage" office:value="0" calcext:value-type="percentage">
            <text:p>0.00%</text:p>
          </table:table-cell>
          <table:table-cell table:style-name="ce44" table:formula="of:=IF([.G49]*[.H49]=0;0;([.H49]-[.G49])*(([.F49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49]*[.L49]=0;0;([.L49]-[.K49])/[.K49])" office:value-type="percentage" office:value="0" calcext:value-type="percentage">
            <text:p>0.00%</text:p>
          </table:table-cell>
          <table:table-cell table:style-name="ce44" table:formula="of:=IF([.K49]*[.L49] = 0; 0;([.L49]-[.K49])*(([.F49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45" calcext:value-type="float">
            <text:p>45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50]*[.H50]=0;0;([.H50]-[.G50])/[.G50])" office:value-type="percentage" office:value="0" calcext:value-type="percentage">
            <text:p>0.00%</text:p>
          </table:table-cell>
          <table:table-cell table:formula="of:=IF([.G50]*[.H50]=0;0;([.H50]-[.G50])*(([.F50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50]*[.L50]=0;0;([.L50]-[.K50])/[.K50])" office:value-type="percentage" office:value="0" calcext:value-type="percentage">
            <text:p>0.00%</text:p>
          </table:table-cell>
          <table:table-cell table:formula="of:=IF([.K50]*[.L50] = 0; 0;([.L50]-[.K50])*(([.F50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46" calcext:value-type="float">
            <text:p>46</text:p>
          </table:table-cell>
          <table:table-cell table:number-columns-repeated="6"/>
          <table:table-cell table:style-name="ce40" table:formula="of:=IF([.G51]*[.H51]=0;0;([.H51]-[.G51])/[.G51])" office:value-type="percentage" office:value="0" calcext:value-type="percentage">
            <text:p>0.00%</text:p>
          </table:table-cell>
          <table:table-cell table:style-name="ce44" table:formula="of:=IF([.G51]*[.H51]=0;0;([.H51]-[.G51])*(([.F51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51]*[.L51]=0;0;([.L51]-[.K51])/[.K51])" office:value-type="percentage" office:value="0" calcext:value-type="percentage">
            <text:p>0.00%</text:p>
          </table:table-cell>
          <table:table-cell table:style-name="ce44" table:formula="of:=IF([.K51]*[.L51] = 0; 0;([.L51]-[.K51])*(([.F51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47" calcext:value-type="float">
            <text:p>47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52]*[.H52]=0;0;([.H52]-[.G52])/[.G52])" office:value-type="percentage" office:value="0" calcext:value-type="percentage">
            <text:p>0.00%</text:p>
          </table:table-cell>
          <table:table-cell table:formula="of:=IF([.G52]*[.H52]=0;0;([.H52]-[.G52])*(([.F52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52]*[.L52]=0;0;([.L52]-[.K52])/[.K52])" office:value-type="percentage" office:value="0" calcext:value-type="percentage">
            <text:p>0.00%</text:p>
          </table:table-cell>
          <table:table-cell table:formula="of:=IF([.K52]*[.L52] = 0; 0;([.L52]-[.K52])*(([.F52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48" calcext:value-type="float">
            <text:p>48</text:p>
          </table:table-cell>
          <table:table-cell table:number-columns-repeated="6"/>
          <table:table-cell table:style-name="ce40" table:formula="of:=IF([.G53]*[.H53]=0;0;([.H53]-[.G53])/[.G53])" office:value-type="percentage" office:value="0" calcext:value-type="percentage">
            <text:p>0.00%</text:p>
          </table:table-cell>
          <table:table-cell table:style-name="ce44" table:formula="of:=IF([.G53]*[.H53]=0;0;([.H53]-[.G53])*(([.F53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53]*[.L53]=0;0;([.L53]-[.K53])/[.K53])" office:value-type="percentage" office:value="0" calcext:value-type="percentage">
            <text:p>0.00%</text:p>
          </table:table-cell>
          <table:table-cell table:style-name="ce44" table:formula="of:=IF([.K53]*[.L53] = 0; 0;([.L53]-[.K53])*(([.F53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49" calcext:value-type="float">
            <text:p>49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54]*[.H54]=0;0;([.H54]-[.G54])/[.G54])" office:value-type="percentage" office:value="0" calcext:value-type="percentage">
            <text:p>0.00%</text:p>
          </table:table-cell>
          <table:table-cell table:formula="of:=IF([.G54]*[.H54]=0;0;([.H54]-[.G54])*(([.F54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54]*[.L54]=0;0;([.L54]-[.K54])/[.K54])" office:value-type="percentage" office:value="0" calcext:value-type="percentage">
            <text:p>0.00%</text:p>
          </table:table-cell>
          <table:table-cell table:formula="of:=IF([.K54]*[.L54] = 0; 0;([.L54]-[.K54])*(([.F54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style-name="ce40" table:formula="of:=IF([.G55]*[.H55]=0;0;([.H55]-[.G55])/[.G55])" office:value-type="percentage" office:value="0" calcext:value-type="percentage">
            <text:p>0.00%</text:p>
          </table:table-cell>
          <table:table-cell table:style-name="ce44" table:formula="of:=IF([.G55]*[.H55]=0;0;([.H55]-[.G55])*(([.F55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55]*[.L55]=0;0;([.L55]-[.K55])/[.K55])" office:value-type="percentage" office:value="0" calcext:value-type="percentage">
            <text:p>0.00%</text:p>
          </table:table-cell>
          <table:table-cell table:style-name="ce44" table:formula="of:=IF([.K55]*[.L55] = 0; 0;([.L55]-[.K55])*(([.F55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51" calcext:value-type="float">
            <text:p>51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56]*[.H56]=0;0;([.H56]-[.G56])/[.G56])" office:value-type="percentage" office:value="0" calcext:value-type="percentage">
            <text:p>0.00%</text:p>
          </table:table-cell>
          <table:table-cell table:formula="of:=IF([.G56]*[.H56]=0;0;([.H56]-[.G56])*(([.F56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56]*[.L56]=0;0;([.L56]-[.K56])/[.K56])" office:value-type="percentage" office:value="0" calcext:value-type="percentage">
            <text:p>0.00%</text:p>
          </table:table-cell>
          <table:table-cell table:formula="of:=IF([.K56]*[.L56] = 0; 0;([.L56]-[.K56])*(([.F56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52" calcext:value-type="float">
            <text:p>52</text:p>
          </table:table-cell>
          <table:table-cell table:number-columns-repeated="6"/>
          <table:table-cell table:style-name="ce40" table:formula="of:=IF([.G57]*[.H57]=0;0;([.H57]-[.G57])/[.G57])" office:value-type="percentage" office:value="0" calcext:value-type="percentage">
            <text:p>0.00%</text:p>
          </table:table-cell>
          <table:table-cell table:style-name="ce44" table:formula="of:=IF([.G57]*[.H57]=0;0;([.H57]-[.G57])*(([.F57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57]*[.L57]=0;0;([.L57]-[.K57])/[.K57])" office:value-type="percentage" office:value="0" calcext:value-type="percentage">
            <text:p>0.00%</text:p>
          </table:table-cell>
          <table:table-cell table:style-name="ce44" table:formula="of:=IF([.K57]*[.L57] = 0; 0;([.L57]-[.K57])*(([.F57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5" office:value-type="float" office:value="53" calcext:value-type="float">
            <text:p>53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30"/>
          <table:table-cell table:style-name="ce36"/>
          <table:table-cell table:formula="of:=IF([.G58]*[.H58]=0;0;([.H58]-[.G58])/[.G58])" office:value-type="percentage" office:value="0" calcext:value-type="percentage">
            <text:p>0.00%</text:p>
          </table:table-cell>
          <table:table-cell table:formula="of:=IF([.G58]*[.H58]=0;0;([.H58]-[.G58])*(([.F58]*[Config.$C$2])+1-[Config.$C$2]))" office:value-type="currency" office:currency="EUR" office:value="0" calcext:value-type="currency">
            <text:p>0.00 €</text:p>
          </table:table-cell>
          <table:table-cell table:style-name="ce30"/>
          <table:table-cell table:style-name="ce36"/>
          <table:table-cell table:formula="of:=IF([.K58]*[.L58]=0;0;([.L58]-[.K58])/[.K58])" office:value-type="percentage" office:value="0" calcext:value-type="percentage">
            <text:p>0.00%</text:p>
          </table:table-cell>
          <table:table-cell table:formula="of:=IF([.K58]*[.L58] = 0; 0;([.L58]-[.K58])*(([.F58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54" calcext:value-type="float">
            <text:p>54</text:p>
          </table:table-cell>
          <table:table-cell table:number-columns-repeated="6"/>
          <table:table-cell table:style-name="ce40" table:formula="of:=IF([.G59]*[.H59]=0;0;([.H59]-[.G59])/[.G59])" office:value-type="percentage" office:value="0" calcext:value-type="percentage">
            <text:p>0.00%</text:p>
          </table:table-cell>
          <table:table-cell table:style-name="ce44" table:formula="of:=IF([.G59]*[.H59]=0;0;([.H59]-[.G59])*(([.F59]*[Config.$C$2])+1-[Config.$C$2]))" office:value-type="currency" office:currency="EUR" office:value="0" calcext:value-type="currency">
            <text:p>0.00 €</text:p>
          </table:table-cell>
          <table:table-cell table:number-columns-repeated="2"/>
          <table:table-cell table:style-name="ce50" table:formula="of:=IF([.K59]*[.L59]=0;0;([.L59]-[.K59])/[.K59])" office:value-type="percentage" office:value="0" calcext:value-type="percentage">
            <text:p>0.00%</text:p>
          </table:table-cell>
          <table:table-cell table:style-name="ce44" table:formula="of:=IF([.K59]*[.L59] = 0; 0;([.L59]-[.K59])*(([.F59]*[Config.$C$3])+1-[Config.$C$3])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12"/>
          <table:table-cell table:style-name="ce17"/>
          <table:table-cell table:style-name="ce12"/>
          <table:table-cell table:style-name="ce24"/>
          <table:table-cell table:style-name="ce31"/>
          <table:table-cell table:style-name="ce37"/>
          <table:table-cell table:style-name="ce41" table:formula="of:=IF([.G60]*[.H60]=0;0;([.H60]-[.G60])/[.G60])" office:value-type="percentage" office:value="0" calcext:value-type="percentage">
            <text:p>0.00%</text:p>
          </table:table-cell>
          <table:table-cell table:style-name="ce45" table:formula="of:=IF([.G60]*[.H60]=0;0;([.H60]-[.G60])*(([.F60]*[Config.$C$2])+1-[Config.$C$2]))" office:value-type="currency" office:currency="EUR" office:value="0" calcext:value-type="currency">
            <text:p>0.00 €</text:p>
          </table:table-cell>
          <table:table-cell table:style-name="ce46"/>
          <table:table-cell table:style-name="ce47"/>
          <table:table-cell table:style-name="ce51" table:formula="of:=IF([.K60]*[.L60]=0;0;([.L60]-[.K60])/[.K60])" office:value-type="percentage" office:value="0" calcext:value-type="percentage">
            <text:p>0.00%</text:p>
          </table:table-cell>
          <table:table-cell table:style-name="ce45" table:formula="of:=IF([.K60]*[.L60] = 0; 0;([.L60]-[.K60])*(([.F60]*[Config.$C$3])+1-[Config.$C$3]))" office:value-type="currency" office:currency="EUR" office:value="0" calcext:value-type="currency">
            <text:p>0.00 €</text:p>
          </table:table-cell>
          <table:table-cell/>
        </table:table-row>
        <calcext:conditional-formats>
          <calcext:conditional-format calcext:target-range-address="Euro.I5:Euro.I60 Euro.J5:Euro.J60 Euro.M5:Euro.M60 Euro.M5:Euro.N60">
            <calcext:condition calcext:apply-style-name="Default" calcext:value="=0" calcext:base-cell-address="Euro.I6"/>
            <calcext:condition calcext:apply-style-name="smaller" calcext:value="&lt;0" calcext:base-cell-address="Euro.I6"/>
            <calcext:condition calcext:apply-style-name="greater" calcext:value="&gt;0" calcext:base-cell-address="Euro.I6"/>
          </calcext:conditional-format>
        </calcext:conditional-formats>
      </table:table>
      <table:table table:name="Dollar" table:style-name="ta1">
        <table:table-column table:style-name="co1" table:default-cell-style-name="Default"/>
        <table:table-column table:style-name="co9" table:default-cell-style-name="ce4"/>
        <table:table-column table:style-name="co3" table:default-cell-style-name="ce10"/>
        <table:table-column table:style-name="co3" table:default-cell-style-name="ce15"/>
        <table:table-column table:style-name="co4" table:default-cell-style-name="ce10"/>
        <table:table-column table:style-name="co5" table:default-cell-style-name="ce22"/>
        <table:table-column table:style-name="co7" table:default-cell-style-name="ce57"/>
        <table:table-column table:style-name="co7" table:default-cell-style-name="ce62"/>
        <table:table-column table:style-name="co10" table:default-cell-style-name="ce66"/>
        <table:table-column table:style-name="co7" table:default-cell-style-name="ce70"/>
        <table:table-column table:style-name="co7" table:default-cell-style-name="ce57"/>
        <table:table-column table:style-name="co7" table:default-cell-style-name="ce62"/>
        <table:table-column table:style-name="co10" table:default-cell-style-name="ce66"/>
        <table:table-column table:style-name="co7" table:default-cell-style-name="ce70"/>
        <table:table-column table:style-name="co1" table:default-cell-style-name="Default"/>
        <table:table-row table:style-name="ro1">
          <table:table-cell/>
          <table:table-cell table:style-name="Default" table:number-columns-repeated="13"/>
          <table:table-cell/>
        </table:table-row>
        <table:table-row table:style-name="ro2">
          <table:table-cell/>
          <table:table-cell table:style-name="Default" table:number-columns-repeated="5"/>
          <table:table-cell table:style-name="ce25" table:number-columns-repeated="4"/>
          <table:table-cell table:style-name="Default" table:number-columns-repeated="4"/>
          <table:table-cell table:style-name="ce54"/>
        </table:table-row>
        <table:table-row table:style-name="ro1">
          <table:table-cell/>
          <table:table-cell table:style-name="Default" table:number-columns-repeated="13"/>
          <table:table-cell/>
        </table:table-row>
        <table:table-row table:style-name="ro3">
          <table:table-cell/>
          <table:table-cell table:style-name="ce1" office:value-type="string" calcext:value-type="string">
            <text:p>n°</text:p>
          </table:table-cell>
          <table:table-cell table:style-name="ce7" office:value-type="string" calcext:value-type="string">
            <text:p>Date d'achat</text:p>
          </table:table-cell>
          <table:table-cell table:style-name="ce13" office:value-type="string" calcext:value-type="string">
            <text:p>Date de vente</text:p>
          </table:table-cell>
          <table:table-cell table:style-name="ce18" office:value-type="string" calcext:value-type="string">
            <text:p>Titre</text:p>
          </table:table-cell>
          <table:table-cell table:style-name="ce19" office:value-type="string" calcext:value-type="string">
            <text:p>Quantité</text:p>
          </table:table-cell>
          <table:table-cell table:style-name="ce26" office:value-type="string" calcext:value-type="string">
            <office:annotation draw:style-name="gr1" draw:text-style-name="P1" svg:width="1.1413in" svg:height="0.3902in" svg:x="8.487in" svg:y="0.1118in" draw:caption-point-x="-0.2169in" draw:caption-point-y="0.537in">
              <dc:creator>A</dc:creator>
              <dc:date>2014-04-26T00:00:00</dc:date>
              <text:p text:style-name="P1"><text:span text:style-name="T1">Prix marché à l'achat</text:span></text:p>
            </office:annotation>
            <text:p>Prix Brut Achat</text:p>
          </table:table-cell>
          <table:table-cell table:style-name="ce32" office:value-type="string" calcext:value-type="string">
            <office:annotation draw:style-name="gr1" draw:text-style-name="P1" svg:width="1.1413in" svg:height="0.3902in" svg:x="9.6941in" svg:y="0.1118in" draw:caption-point-x="-0.213in" draw:caption-point-y="0.537in">
              <dc:creator>A</dc:creator>
              <dc:date>2014-04-26T00:00:00</dc:date>
              <text:p text:style-name="P1"><text:span text:style-name="T1">Prix marché à la vente</text:span></text:p>
            </office:annotation>
            <text:p>Prix Brut Vente</text:p>
          </table:table-cell>
          <table:table-cell table:style-name="ce32" office:value-type="string" calcext:value-type="string">
            <text:p>Gain Brut</text:p>
          </table:table-cell>
          <table:table-cell table:style-name="ce7" office:value-type="string" calcext:value-type="string">
            <text:p>Gain Brut</text:p>
          </table:table-cell>
          <table:table-cell table:style-name="ce26" office:value-type="string" calcext:value-type="string">
            <office:annotation draw:style-name="gr2" draw:text-style-name="P1" svg:width="1.1413in" svg:height="0.2346in" svg:x="12.8878in" svg:y="0.1118in" draw:caption-point-x="-0.2016in" draw:caption-point-y="0.537in">
              <dc:creator>A</dc:creator>
              <dc:date>2014-04-26T00:00:00</dc:date>
              <text:p text:style-name="P1"><text:span text:style-name="T1">Prix d'achat TTC</text:span></text:p>
            </office:annotation>
            <text:p>Prix Net Achat</text:p>
          </table:table-cell>
          <table:table-cell table:style-name="ce32" office:value-type="string" calcext:value-type="string">
            <office:annotation draw:style-name="gr1" draw:text-style-name="P1" svg:width="1.1413in" svg:height="0.3902in" svg:x="14.0945in" svg:y="0.1118in" draw:caption-point-x="-0.1972in" draw:caption-point-y="0.537in">
              <dc:creator>A</dc:creator>
              <dc:date>2014-04-26T00:00:00</dc:date>
              <text:p text:style-name="P1"><text:span text:style-name="T1">Prix de vente TTC</text:span></text:p>
            </office:annotation>
            <text:p>Prix Net Vente</text:p>
          </table:table-cell>
          <table:table-cell table:style-name="ce32" office:value-type="string" calcext:value-type="string">
            <text:p>Gain Net</text:p>
          </table:table-cell>
          <table:table-cell table:style-name="ce52" office:value-type="string" calcext:value-type="string">
            <office:annotation draw:style-name="gr1" draw:text-style-name="P1" svg:width="1.1413in" svg:height="0.3902in" svg:x="16.0819in" svg:y="0.1118in" draw:caption-point-x="-0.1909in" draw:caption-point-y="0.537in">
              <dc:creator>A</dc:creator>
              <dc:date>2014-04-26T00:00:00</dc:date>
              <text:p text:style-name="P1"><text:span text:style-name="T1">Montant net C/D du compte</text:span></text:p>
            </office:annotation>
            <text:p>Gain Net</text:p>
          </table:table-cell>
          <table:table-cell/>
        </table:table-row>
        <table:table-row table:style-name="ro4">
          <table:table-cell/>
          <table:table-cell table:style-name="ce2"/>
          <table:table-cell table:style-name="ce8" table:number-columns-repeated="2"/>
          <table:table-cell table:style-name="ce6" office:value-type="string" calcext:value-type="string">
            <text:p>TOTAL :</text:p>
          </table:table-cell>
          <table:table-cell table:style-name="ce20" table:formula="of:=SUM([.F6:.F56])" office:value-type="float" office:value="0" calcext:value-type="float">
            <text:p>0</text:p>
          </table:table-cell>
          <table:table-cell table:style-name="ce55" table:formula="of:=IF([Config.C2]=1;SUMPRODUCT([.F6:.F60];[.G6:.G60]);SUM([.G6:.G60]))" office:value-type="currency" office:currency="USD" office:value="0" calcext:value-type="currency">
            <text:p>$0.00</text:p>
          </table:table-cell>
          <table:table-cell table:style-name="ce60" table:formula="of:=IF([Config.C2]=1;SUMPRODUCT([.F6:.F60];[.H6:.H60]);SUM([.H6:.H60]))" office:value-type="currency" office:currency="USD" office:value="0" calcext:value-type="currency">
            <text:p>$0.00</text:p>
          </table:table-cell>
          <table:table-cell table:style-name="ce65" table:formula="of:=IF([.G5]*[.H6]=0;0;([.H5]-[.G5])/[.G5])" office:value-type="percentage" office:value="0" calcext:value-type="percentage">
            <text:p>0.00%</text:p>
          </table:table-cell>
          <table:table-cell table:style-name="ce69" table:formula="of:=SUM([.J6:.J60])" office:value-type="currency" office:currency="USD" office:value="0" calcext:value-type="currency">
            <text:p>$0.00</text:p>
          </table:table-cell>
          <table:table-cell table:style-name="ce55" table:formula="of:=IF([Config.C3]=1;SUMPRODUCT([.F6:.F60];[.K6:.K60]);SUM([.K6:.K60]))" office:value-type="currency" office:currency="USD" office:value="0" calcext:value-type="currency">
            <text:p>$0.00</text:p>
          </table:table-cell>
          <table:table-cell table:style-name="ce60" table:formula="of:=IF([Config.C3]=1;SUMPRODUCT([.F6:.F60];[.L6:.L60]);SUM([.L6:.L60]))" office:value-type="currency" office:currency="USD" office:value="0" calcext:value-type="currency">
            <text:p>$0.00</text:p>
          </table:table-cell>
          <table:table-cell table:style-name="ce75" table:formula="of:=IF([.K5]=0;0;([.L5]-[.K5])/[.K5])" office:value-type="percentage" office:value="0" calcext:value-type="percentage">
            <text:p>0.00%</text:p>
          </table:table-cell>
          <table:table-cell table:style-name="ce77" table:formula="of:=SUM([.N6:.N60]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ce14"/>
          <table:table-cell table:style-name="ce9"/>
          <table:table-cell table:style-name="ce21"/>
          <table:table-cell table:style-name="ce56"/>
          <table:table-cell table:style-name="ce61"/>
          <table:table-cell table:formula="of:=IF([.G6]*[.H6]=0;0;([.H6]-[.G6])/[.G6])" office:value-type="percentage" office:value="0" calcext:value-type="percentage">
            <text:p>0.00%</text:p>
          </table:table-cell>
          <table:table-cell table:formula="of:=IF([.G6]*[.H6]=0;0;([.H6]-[.G6])*(([.F6]*[#REF!.$C$2])+1-[#REF!.$C$2]))" office:value-type="currency" office:currency="USD" office:value="0" calcext:value-type="currency">
            <text:p>$0.00</text:p>
          </table:table-cell>
          <table:table-cell table:style-name="ce56"/>
          <table:table-cell table:style-name="ce61"/>
          <table:table-cell table:formula="of:=IF([.K6]*[.L6]=0;0;([.L6]-[.K6])/[.K6])" office:value-type="percentage" office:value="0" calcext:value-type="percentage">
            <text:p>0.00%</text:p>
          </table:table-cell>
          <table:table-cell table:formula="of:=IF([.K6]*[.L6] = 0; 0;([.L6]-[.K6])*(([.F6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67" table:formula="of:=IF([.G7]*[.H7]=0;0;([.H7]-[.G7])/[.G7])" office:value-type="percentage" office:value="0" calcext:value-type="percentage">
            <text:p>0.00%</text:p>
          </table:table-cell>
          <table:table-cell table:style-name="ce71" table:formula="of:=IF([.G7]*[.H7]=0;0;([.H7]-[.G7])*(([.F7]*[#REF!.$C$2])+1-[#REF!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7" table:formula="of:=IF([.K7]*[.L7]=0;0;([.L7]-[.K7])/[.K7])" office:value-type="percentage" office:value="0" calcext:value-type="percentage">
            <text:p>0.00%</text:p>
          </table:table-cell>
          <table:table-cell table:style-name="ce71" table:formula="of:=IF([.K7]*[.L7] = 0; 0;([.L7]-[.K7])*(([.F7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58"/>
          <table:table-cell table:style-name="ce63"/>
          <table:table-cell table:formula="of:=IF([.G8]*[.H8]=0;0;([.H8]-[.G8])/[.G8])" office:value-type="percentage" office:value="0" calcext:value-type="percentage">
            <text:p>0.00%</text:p>
          </table:table-cell>
          <table:table-cell table:formula="of:=IF([.G8]*[.H8]=0;0;([.H8]-[.G8])*(([.F8]*[#REF!.$C$2])+1-[#REF!.$C$2]))" office:value-type="currency" office:currency="USD" office:value="0" calcext:value-type="currency">
            <text:p>$0.00</text:p>
          </table:table-cell>
          <table:table-cell table:style-name="ce58"/>
          <table:table-cell table:style-name="ce63"/>
          <table:table-cell table:formula="of:=IF([.K8]*[.L8]=0;0;([.L8]-[.K8])/[.K8])" office:value-type="percentage" office:value="0" calcext:value-type="percentage">
            <text:p>0.00%</text:p>
          </table:table-cell>
          <table:table-cell table:formula="of:=IF([.K8]*[.L8] = 0; 0;([.L8]-[.K8])*(([.F8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table:style-name="ce67" table:formula="of:=IF([.G9]*[.H9]=0;0;([.H9]-[.G9])/[.G9])" office:value-type="percentage" office:value="0" calcext:value-type="percentage">
            <text:p>0.00%</text:p>
          </table:table-cell>
          <table:table-cell table:style-name="ce71" table:formula="of:=IF([.G9]*[.H9]=0;0;([.H9]-[.G9])*(([.F9]*[#REF!.$C$2])+1-[#REF!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7" table:formula="of:=IF([.K9]*[.L9]=0;0;([.L9]-[.K9])/[.K9])" office:value-type="percentage" office:value="0" calcext:value-type="percentage">
            <text:p>0.00%</text:p>
          </table:table-cell>
          <table:table-cell table:style-name="ce71" table:formula="of:=IF([.K9]*[.L9] = 0; 0;([.L9]-[.K9])*(([.F9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5" calcext:value-type="float">
            <text:p>5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58"/>
          <table:table-cell table:style-name="ce63"/>
          <table:table-cell table:formula="of:=IF([.G10]*[.H10]=0;0;([.H10]-[.G10])/[.G10])" office:value-type="percentage" office:value="0" calcext:value-type="percentage">
            <text:p>0.00%</text:p>
          </table:table-cell>
          <table:table-cell table:formula="of:=IF([.G10]*[.H10]=0;0;([.H10]-[.G10])*(([.F10]*[#REF!.$C$2])+1-[#REF!.$C$2]))" office:value-type="currency" office:currency="USD" office:value="0" calcext:value-type="currency">
            <text:p>$0.00</text:p>
          </table:table-cell>
          <table:table-cell table:style-name="ce58"/>
          <table:table-cell table:style-name="ce63"/>
          <table:table-cell table:formula="of:=IF([.K10]*[.L10]=0;0;([.L10]-[.K10])/[.K10])" office:value-type="percentage" office:value="0" calcext:value-type="percentage">
            <text:p>0.00%</text:p>
          </table:table-cell>
          <table:table-cell table:formula="of:=IF([.K10]*[.L10] = 0; 0;([.L10]-[.K10])*(([.F10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number-columns-repeated="6"/>
          <table:table-cell table:style-name="ce67" table:formula="of:=IF([.G11]*[.H11]=0;0;([.H11]-[.G11])/[.G11])" office:value-type="percentage" office:value="0" calcext:value-type="percentage">
            <text:p>0.00%</text:p>
          </table:table-cell>
          <table:table-cell table:style-name="ce71" table:formula="of:=IF([.G11]*[.H11]=0;0;([.H11]-[.G11])*(([.F11]*[#REF!.$C$2])+1-[#REF!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7" table:formula="of:=IF([.K11]*[.L11]=0;0;([.L11]-[.K11])/[.K11])" office:value-type="percentage" office:value="0" calcext:value-type="percentage">
            <text:p>0.00%</text:p>
          </table:table-cell>
          <table:table-cell table:style-name="ce71" table:formula="of:=IF([.K11]*[.L11] = 0; 0;([.L11]-[.K11])*(([.F11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7" calcext:value-type="float">
            <text:p>7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58"/>
          <table:table-cell table:style-name="ce63"/>
          <table:table-cell table:formula="of:=IF([.G12]*[.H12]=0;0;([.H12]-[.G12])/[.G12])" office:value-type="percentage" office:value="0" calcext:value-type="percentage">
            <text:p>0.00%</text:p>
          </table:table-cell>
          <table:table-cell table:formula="of:=IF([.G12]*[.H12]=0;0;([.H12]-[.G12])*(([.F12]*[#REF!.$C$2])+1-[#REF!.$C$2]))" office:value-type="currency" office:currency="USD" office:value="0" calcext:value-type="currency">
            <text:p>$0.00</text:p>
          </table:table-cell>
          <table:table-cell table:style-name="ce58"/>
          <table:table-cell table:style-name="ce63"/>
          <table:table-cell table:formula="of:=IF([.K12]*[.L12]=0;0;([.L12]-[.K12])/[.K12])" office:value-type="percentage" office:value="0" calcext:value-type="percentage">
            <text:p>0.00%</text:p>
          </table:table-cell>
          <table:table-cell table:formula="of:=IF([.K12]*[.L12] = 0; 0;([.L12]-[.K12])*(([.F12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style-name="ce67" table:formula="of:=IF([.G13]*[.H13]=0;0;([.H13]-[.G13])/[.G13])" office:value-type="percentage" office:value="0" calcext:value-type="percentage">
            <text:p>0.00%</text:p>
          </table:table-cell>
          <table:table-cell table:style-name="ce71" table:formula="of:=IF([.G13]*[.H13]=0;0;([.H13]-[.G13])*(([.F13]*[#REF!.$C$2])+1-[#REF!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7" table:formula="of:=IF([.K13]*[.L13]=0;0;([.L13]-[.K13])/[.K13])" office:value-type="percentage" office:value="0" calcext:value-type="percentage">
            <text:p>0.00%</text:p>
          </table:table-cell>
          <table:table-cell table:style-name="ce71" table:formula="of:=IF([.K13]*[.L13] = 0; 0;([.L13]-[.K13])*(([.F13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58"/>
          <table:table-cell table:style-name="ce63"/>
          <table:table-cell table:formula="of:=IF([.G14]*[.H14]=0;0;([.H14]-[.G14])/[.G14])" office:value-type="percentage" office:value="0" calcext:value-type="percentage">
            <text:p>0.00%</text:p>
          </table:table-cell>
          <table:table-cell table:formula="of:=IF([.G14]*[.H14]=0;0;([.H14]-[.G14])*(([.F14]*[#REF!.$C$2])+1-[#REF!.$C$2]))" office:value-type="currency" office:currency="USD" office:value="0" calcext:value-type="currency">
            <text:p>$0.00</text:p>
          </table:table-cell>
          <table:table-cell table:style-name="ce58"/>
          <table:table-cell table:style-name="ce63"/>
          <table:table-cell table:formula="of:=IF([.K14]*[.L14]=0;0;([.L14]-[.K14])/[.K14])" office:value-type="percentage" office:value="0" calcext:value-type="percentage">
            <text:p>0.00%</text:p>
          </table:table-cell>
          <table:table-cell table:formula="of:=IF([.K14]*[.L14] = 0; 0;([.L14]-[.K14])*(([.F14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table:style-name="ce67" table:formula="of:=IF([.G15]*[.H15]=0;0;([.H15]-[.G15])/[.G15])" office:value-type="percentage" office:value="0" calcext:value-type="percentage">
            <text:p>0.00%</text:p>
          </table:table-cell>
          <table:table-cell table:style-name="ce71" table:formula="of:=IF([.G15]*[.H15]=0;0;([.H15]-[.G15])*(([.F15]*[#REF!.$C$2])+1-[#REF!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7" table:formula="of:=IF([.K15]*[.L15]=0;0;([.L15]-[.K15])/[.K15])" office:value-type="percentage" office:value="0" calcext:value-type="percentage">
            <text:p>0.00%</text:p>
          </table:table-cell>
          <table:table-cell table:style-name="ce71" table:formula="of:=IF([.K15]*[.L15] = 0; 0;([.L15]-[.K15])*(([.F15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11" calcext:value-type="float">
            <text:p>11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58"/>
          <table:table-cell table:style-name="ce63"/>
          <table:table-cell table:formula="of:=IF([.G16]*[.H16]=0;0;([.H16]-[.G16])/[.G16])" office:value-type="percentage" office:value="0" calcext:value-type="percentage">
            <text:p>0.00%</text:p>
          </table:table-cell>
          <table:table-cell table:formula="of:=IF([.G16]*[.H16]=0;0;([.H16]-[.G16])*(([.F16]*[#REF!.$C$2])+1-[#REF!.$C$2]))" office:value-type="currency" office:currency="USD" office:value="0" calcext:value-type="currency">
            <text:p>$0.00</text:p>
          </table:table-cell>
          <table:table-cell table:style-name="ce58"/>
          <table:table-cell table:style-name="ce63"/>
          <table:table-cell table:formula="of:=IF([.K16]*[.L16]=0;0;([.L16]-[.K16])/[.K16])" office:value-type="percentage" office:value="0" calcext:value-type="percentage">
            <text:p>0.00%</text:p>
          </table:table-cell>
          <table:table-cell table:formula="of:=IF([.K16]*[.L16] = 0; 0;([.L16]-[.K16])*(([.F16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table:number-columns-repeated="6"/>
          <table:table-cell table:style-name="ce67" table:formula="of:=IF([.G17]*[.H17]=0;0;([.H17]-[.G17])/[.G17])" office:value-type="percentage" office:value="0" calcext:value-type="percentage">
            <text:p>0.00%</text:p>
          </table:table-cell>
          <table:table-cell table:style-name="ce71" table:formula="of:=IF([.G17]*[.H17]=0;0;([.H17]-[.G17])*(([.F17]*[#REF!.$C$2])+1-[#REF!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7" table:formula="of:=IF([.K17]*[.L17]=0;0;([.L17]-[.K17])/[.K17])" office:value-type="percentage" office:value="0" calcext:value-type="percentage">
            <text:p>0.00%</text:p>
          </table:table-cell>
          <table:table-cell table:style-name="ce71" table:formula="of:=IF([.K17]*[.L17] = 0; 0;([.L17]-[.K17])*(([.F17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13" calcext:value-type="float">
            <text:p>13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58"/>
          <table:table-cell table:style-name="ce63"/>
          <table:table-cell table:formula="of:=IF([.G18]*[.H18]=0;0;([.H18]-[.G18])/[.G18])" office:value-type="percentage" office:value="0" calcext:value-type="percentage">
            <text:p>0.00%</text:p>
          </table:table-cell>
          <table:table-cell table:formula="of:=IF([.G18]*[.H18]=0;0;([.H18]-[.G18])*(([.F18]*[#REF!.$C$2])+1-[#REF!.$C$2]))" office:value-type="currency" office:currency="USD" office:value="0" calcext:value-type="currency">
            <text:p>$0.00</text:p>
          </table:table-cell>
          <table:table-cell table:style-name="ce58"/>
          <table:table-cell table:style-name="ce63"/>
          <table:table-cell table:formula="of:=IF([.K18]*[.L18]=0;0;([.L18]-[.K18])/[.K18])" office:value-type="percentage" office:value="0" calcext:value-type="percentage">
            <text:p>0.00%</text:p>
          </table:table-cell>
          <table:table-cell table:formula="of:=IF([.K18]*[.L18] = 0; 0;([.L18]-[.K18])*(([.F18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table:number-columns-repeated="6"/>
          <table:table-cell table:style-name="ce67" table:formula="of:=IF([.G19]*[.H19]=0;0;([.H19]-[.G19])/[.G19])" office:value-type="percentage" office:value="0" calcext:value-type="percentage">
            <text:p>0.00%</text:p>
          </table:table-cell>
          <table:table-cell table:style-name="ce71" table:formula="of:=IF([.G19]*[.H19]=0;0;([.H19]-[.G19])*(([.F19]*[#REF!.$C$2])+1-[#REF!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7" table:formula="of:=IF([.K19]*[.L19]=0;0;([.L19]-[.K19])/[.K19])" office:value-type="percentage" office:value="0" calcext:value-type="percentage">
            <text:p>0.00%</text:p>
          </table:table-cell>
          <table:table-cell table:style-name="ce71" table:formula="of:=IF([.K19]*[.L19] = 0; 0;([.L19]-[.K19])*(([.F19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15" calcext:value-type="float">
            <text:p>15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58"/>
          <table:table-cell table:style-name="ce63"/>
          <table:table-cell table:formula="of:=IF([.G20]*[.H20]=0;0;([.H20]-[.G20])/[.G20])" office:value-type="percentage" office:value="0" calcext:value-type="percentage">
            <text:p>0.00%</text:p>
          </table:table-cell>
          <table:table-cell table:formula="of:=IF([.G20]*[.H20]=0;0;([.H20]-[.G20])*(([.F20]*[#REF!.$C$2])+1-[#REF!.$C$2]))" office:value-type="currency" office:currency="USD" office:value="0" calcext:value-type="currency">
            <text:p>$0.00</text:p>
          </table:table-cell>
          <table:table-cell table:style-name="ce58"/>
          <table:table-cell table:style-name="ce63"/>
          <table:table-cell table:formula="of:=IF([.K20]*[.L20]=0;0;([.L20]-[.K20])/[.K20])" office:value-type="percentage" office:value="0" calcext:value-type="percentage">
            <text:p>0.00%</text:p>
          </table:table-cell>
          <table:table-cell table:formula="of:=IF([.K20]*[.L20] = 0; 0;([.L20]-[.K20])*(([.F20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table:number-columns-repeated="6"/>
          <table:table-cell table:style-name="ce67" table:formula="of:=IF([.G21]*[.H21]=0;0;([.H21]-[.G21])/[.G21])" office:value-type="percentage" office:value="0" calcext:value-type="percentage">
            <text:p>0.00%</text:p>
          </table:table-cell>
          <table:table-cell table:style-name="ce71" table:formula="of:=IF([.G21]*[.H21]=0;0;([.H21]-[.G21])*(([.F21]*[#REF!.$C$2])+1-[#REF!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7" table:formula="of:=IF([.K21]*[.L21]=0;0;([.L21]-[.K21])/[.K21])" office:value-type="percentage" office:value="0" calcext:value-type="percentage">
            <text:p>0.00%</text:p>
          </table:table-cell>
          <table:table-cell table:style-name="ce71" table:formula="of:=IF([.K21]*[.L21] = 0; 0;([.L21]-[.K21])*(([.F21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17" calcext:value-type="float">
            <text:p>17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58"/>
          <table:table-cell table:style-name="ce63"/>
          <table:table-cell table:formula="of:=IF([.G22]*[.H22]=0;0;([.H22]-[.G22])/[.G22])" office:value-type="percentage" office:value="0" calcext:value-type="percentage">
            <text:p>0.00%</text:p>
          </table:table-cell>
          <table:table-cell table:formula="of:=IF([.G22]*[.H22]=0;0;([.H22]-[.G22])*(([.F22]*[#REF!.$C$2])+1-[#REF!.$C$2]))" office:value-type="currency" office:currency="USD" office:value="0" calcext:value-type="currency">
            <text:p>$0.00</text:p>
          </table:table-cell>
          <table:table-cell table:style-name="ce58"/>
          <table:table-cell table:style-name="ce63"/>
          <table:table-cell table:formula="of:=IF([.K22]*[.L22]=0;0;([.L22]-[.K22])/[.K22])" office:value-type="percentage" office:value="0" calcext:value-type="percentage">
            <text:p>0.00%</text:p>
          </table:table-cell>
          <table:table-cell table:formula="of:=IF([.K22]*[.L22] = 0; 0;([.L22]-[.K22])*(([.F22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table:number-columns-repeated="6"/>
          <table:table-cell table:style-name="ce67" table:formula="of:=IF([.G23]*[.H23]=0;0;([.H23]-[.G23])/[.G23])" office:value-type="percentage" office:value="0" calcext:value-type="percentage">
            <text:p>0.00%</text:p>
          </table:table-cell>
          <table:table-cell table:style-name="ce71" table:formula="of:=IF([.G23]*[.H23]=0;0;([.H23]-[.G23])*(([.F23]*[#REF!.$C$2])+1-[#REF!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7" table:formula="of:=IF([.K23]*[.L23]=0;0;([.L23]-[.K23])/[.K23])" office:value-type="percentage" office:value="0" calcext:value-type="percentage">
            <text:p>0.00%</text:p>
          </table:table-cell>
          <table:table-cell table:style-name="ce71" table:formula="of:=IF([.K23]*[.L23] = 0; 0;([.L23]-[.K23])*(([.F23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19" calcext:value-type="float">
            <text:p>19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58"/>
          <table:table-cell table:style-name="ce63"/>
          <table:table-cell table:formula="of:=IF([.G24]*[.H24]=0;0;([.H24]-[.G24])/[.G24])" office:value-type="percentage" office:value="0" calcext:value-type="percentage">
            <text:p>0.00%</text:p>
          </table:table-cell>
          <table:table-cell table:formula="of:=IF([.G24]*[.H24]=0;0;([.H24]-[.G24])*(([.F24]*[#REF!.$C$2])+1-[#REF!.$C$2]))" office:value-type="currency" office:currency="USD" office:value="0" calcext:value-type="currency">
            <text:p>$0.00</text:p>
          </table:table-cell>
          <table:table-cell table:style-name="ce58"/>
          <table:table-cell table:style-name="ce63"/>
          <table:table-cell table:formula="of:=IF([.K24]*[.L24]=0;0;([.L24]-[.K24])/[.K24])" office:value-type="percentage" office:value="0" calcext:value-type="percentage">
            <text:p>0.00%</text:p>
          </table:table-cell>
          <table:table-cell table:formula="of:=IF([.K24]*[.L24] = 0; 0;([.L24]-[.K24])*(([.F24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table:number-columns-repeated="6"/>
          <table:table-cell table:style-name="ce67" table:formula="of:=IF([.G25]*[.H25]=0;0;([.H25]-[.G25])/[.G25])" office:value-type="percentage" office:value="0" calcext:value-type="percentage">
            <text:p>0.00%</text:p>
          </table:table-cell>
          <table:table-cell table:style-name="ce71" table:formula="of:=IF([.G25]*[.H25]=0;0;([.H25]-[.G25])*(([.F25]*[#REF!.$C$2])+1-[#REF!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7" table:formula="of:=IF([.K25]*[.L25]=0;0;([.L25]-[.K25])/[.K25])" office:value-type="percentage" office:value="0" calcext:value-type="percentage">
            <text:p>0.00%</text:p>
          </table:table-cell>
          <table:table-cell table:style-name="ce71" table:formula="of:=IF([.K25]*[.L25] = 0; 0;([.L25]-[.K25])*(([.F25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21" calcext:value-type="float">
            <text:p>21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58"/>
          <table:table-cell table:style-name="ce63"/>
          <table:table-cell table:formula="of:=IF([.G26]*[.H26]=0;0;([.H26]-[.G26])/[.G26])" office:value-type="percentage" office:value="0" calcext:value-type="percentage">
            <text:p>0.00%</text:p>
          </table:table-cell>
          <table:table-cell table:formula="of:=IF([.G26]*[.H26]=0;0;([.H26]-[.G26])*(([.F26]*[#REF!.$C$2])+1-[#REF!.$C$2]))" office:value-type="currency" office:currency="USD" office:value="0" calcext:value-type="currency">
            <text:p>$0.00</text:p>
          </table:table-cell>
          <table:table-cell table:style-name="ce58"/>
          <table:table-cell table:style-name="ce63"/>
          <table:table-cell table:formula="of:=IF([.K26]*[.L26]=0;0;([.L26]-[.K26])/[.K26])" office:value-type="percentage" office:value="0" calcext:value-type="percentage">
            <text:p>0.00%</text:p>
          </table:table-cell>
          <table:table-cell table:formula="of:=IF([.K26]*[.L26] = 0; 0;([.L26]-[.K26])*(([.F26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table:number-columns-repeated="6"/>
          <table:table-cell table:style-name="ce67" table:formula="of:=IF([.G27]*[.H27]=0;0;([.H27]-[.G27])/[.G27])" office:value-type="percentage" office:value="0" calcext:value-type="percentage">
            <text:p>0.00%</text:p>
          </table:table-cell>
          <table:table-cell table:style-name="ce71" table:formula="of:=IF([.G27]*[.H27]=0;0;([.H27]-[.G27])*(([.F27]*[#REF!.$C$2])+1-[#REF!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7" table:formula="of:=IF([.K27]*[.L27]=0;0;([.L27]-[.K27])/[.K27])" office:value-type="percentage" office:value="0" calcext:value-type="percentage">
            <text:p>0.00%</text:p>
          </table:table-cell>
          <table:table-cell table:style-name="ce71" table:formula="of:=IF([.K27]*[.L27] = 0; 0;([.L27]-[.K27])*(([.F27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23" calcext:value-type="float">
            <text:p>23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58"/>
          <table:table-cell table:style-name="ce63"/>
          <table:table-cell table:formula="of:=IF([.G28]*[.H28]=0;0;([.H28]-[.G28])/[.G28])" office:value-type="percentage" office:value="0" calcext:value-type="percentage">
            <text:p>0.00%</text:p>
          </table:table-cell>
          <table:table-cell table:formula="of:=IF([.G28]*[.H28]=0;0;([.H28]-[.G28])*(([.F28]*[#REF!.$C$2])+1-[#REF!.$C$2]))" office:value-type="currency" office:currency="USD" office:value="0" calcext:value-type="currency">
            <text:p>$0.00</text:p>
          </table:table-cell>
          <table:table-cell table:style-name="ce58"/>
          <table:table-cell table:style-name="ce63"/>
          <table:table-cell table:formula="of:=IF([.K28]*[.L28]=0;0;([.L28]-[.K28])/[.K28])" office:value-type="percentage" office:value="0" calcext:value-type="percentage">
            <text:p>0.00%</text:p>
          </table:table-cell>
          <table:table-cell table:formula="of:=IF([.K28]*[.L28] = 0; 0;([.L28]-[.K28])*(([.F28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table:number-columns-repeated="6"/>
          <table:table-cell table:style-name="ce67" table:formula="of:=IF([.G29]*[.H29]=0;0;([.H29]-[.G29])/[.G29])" office:value-type="percentage" office:value="0" calcext:value-type="percentage">
            <text:p>0.00%</text:p>
          </table:table-cell>
          <table:table-cell table:style-name="ce71" table:formula="of:=IF([.G29]*[.H29]=0;0;([.H29]-[.G29])*(([.F29]*[#REF!.$C$2])+1-[#REF!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7" table:formula="of:=IF([.K29]*[.L29]=0;0;([.L29]-[.K29])/[.K29])" office:value-type="percentage" office:value="0" calcext:value-type="percentage">
            <text:p>0.00%</text:p>
          </table:table-cell>
          <table:table-cell table:style-name="ce71" table:formula="of:=IF([.K29]*[.L29] = 0; 0;([.L29]-[.K29])*(([.F29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25" calcext:value-type="float">
            <text:p>25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58"/>
          <table:table-cell table:style-name="ce63"/>
          <table:table-cell table:formula="of:=IF([.G30]*[.H30]=0;0;([.H30]-[.G30])/[.G30])" office:value-type="percentage" office:value="0" calcext:value-type="percentage">
            <text:p>0.00%</text:p>
          </table:table-cell>
          <table:table-cell table:formula="of:=IF([.G30]*[.H30]=0;0;([.H30]-[.G30])*(([.F30]*[#REF!.$C$2])+1-[#REF!.$C$2]))" office:value-type="currency" office:currency="USD" office:value="0" calcext:value-type="currency">
            <text:p>$0.00</text:p>
          </table:table-cell>
          <table:table-cell table:style-name="ce58"/>
          <table:table-cell table:style-name="ce63"/>
          <table:table-cell table:formula="of:=IF([.K30]*[.L30]=0;0;([.L30]-[.K30])/[.K30])" office:value-type="percentage" office:value="0" calcext:value-type="percentage">
            <text:p>0.00%</text:p>
          </table:table-cell>
          <table:table-cell table:formula="of:=IF([.K30]*[.L30] = 0; 0;([.L30]-[.K30])*(([.F30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table:number-columns-repeated="6"/>
          <table:table-cell table:style-name="ce67" table:formula="of:=IF([.G31]*[.H31]=0;0;([.H31]-[.G31])/[.G31])" office:value-type="percentage" office:value="0" calcext:value-type="percentage">
            <text:p>0.00%</text:p>
          </table:table-cell>
          <table:table-cell table:style-name="ce71" table:formula="of:=IF([.G31]*[.H31]=0;0;([.H31]-[.G31])*(([.F31]*[#REF!.$C$2])+1-[#REF!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7" table:formula="of:=IF([.K31]*[.L31]=0;0;([.L31]-[.K31])/[.K31])" office:value-type="percentage" office:value="0" calcext:value-type="percentage">
            <text:p>0.00%</text:p>
          </table:table-cell>
          <table:table-cell table:style-name="ce71" table:formula="of:=IF([.K31]*[.L31] = 0; 0;([.L31]-[.K31])*(([.F31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27" calcext:value-type="float">
            <text:p>27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58"/>
          <table:table-cell table:style-name="ce63"/>
          <table:table-cell table:formula="of:=IF([.G32]*[.H32]=0;0;([.H32]-[.G32])/[.G32])" office:value-type="percentage" office:value="0" calcext:value-type="percentage">
            <text:p>0.00%</text:p>
          </table:table-cell>
          <table:table-cell table:formula="of:=IF([.G32]*[.H32]=0;0;([.H32]-[.G32])*(([.F32]*[#REF!.$C$2])+1-[#REF!.$C$2]))" office:value-type="currency" office:currency="USD" office:value="0" calcext:value-type="currency">
            <text:p>$0.00</text:p>
          </table:table-cell>
          <table:table-cell table:style-name="ce58"/>
          <table:table-cell table:style-name="ce63"/>
          <table:table-cell table:formula="of:=IF([.K32]*[.L32]=0;0;([.L32]-[.K32])/[.K32])" office:value-type="percentage" office:value="0" calcext:value-type="percentage">
            <text:p>0.00%</text:p>
          </table:table-cell>
          <table:table-cell table:formula="of:=IF([.K32]*[.L32] = 0; 0;([.L32]-[.K32])*(([.F32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table:number-columns-repeated="6"/>
          <table:table-cell table:style-name="ce67" table:formula="of:=IF([.G33]*[.H33]=0;0;([.H33]-[.G33])/[.G33])" office:value-type="percentage" office:value="0" calcext:value-type="percentage">
            <text:p>0.00%</text:p>
          </table:table-cell>
          <table:table-cell table:style-name="ce71" table:formula="of:=IF([.G33]*[.H33]=0;0;([.H33]-[.G33])*(([.F33]*[#REF!.$C$2])+1-[#REF!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7" table:formula="of:=IF([.K33]*[.L33]=0;0;([.L33]-[.K33])/[.K33])" office:value-type="percentage" office:value="0" calcext:value-type="percentage">
            <text:p>0.00%</text:p>
          </table:table-cell>
          <table:table-cell table:style-name="ce71" table:formula="of:=IF([.K33]*[.L33] = 0; 0;([.L33]-[.K33])*(([.F33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29" calcext:value-type="float">
            <text:p>29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58"/>
          <table:table-cell table:style-name="ce63"/>
          <table:table-cell table:formula="of:=IF([.G34]*[.H34]=0;0;([.H34]-[.G34])/[.G34])" office:value-type="percentage" office:value="0" calcext:value-type="percentage">
            <text:p>0.00%</text:p>
          </table:table-cell>
          <table:table-cell table:formula="of:=IF([.G34]*[.H34]=0;0;([.H34]-[.G34])*(([.F34]*[#REF!.$C$2])+1-[#REF!.$C$2]))" office:value-type="currency" office:currency="USD" office:value="0" calcext:value-type="currency">
            <text:p>$0.00</text:p>
          </table:table-cell>
          <table:table-cell table:style-name="ce58"/>
          <table:table-cell table:style-name="ce63"/>
          <table:table-cell table:formula="of:=IF([.K34]*[.L34]=0;0;([.L34]-[.K34])/[.K34])" office:value-type="percentage" office:value="0" calcext:value-type="percentage">
            <text:p>0.00%</text:p>
          </table:table-cell>
          <table:table-cell table:formula="of:=IF([.K34]*[.L34] = 0; 0;([.L34]-[.K34])*(([.F34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table:style-name="ce67" table:formula="of:=IF([.G35]*[.H35]=0;0;([.H35]-[.G35])/[.G35])" office:value-type="percentage" office:value="0" calcext:value-type="percentage">
            <text:p>0.00%</text:p>
          </table:table-cell>
          <table:table-cell table:style-name="ce71" table:formula="of:=IF([.G35]*[.H35]=0;0;([.H35]-[.G35])*(([.F35]*[#REF!.$C$2])+1-[#REF!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7" table:formula="of:=IF([.K35]*[.L35]=0;0;([.L35]-[.K35])/[.K35])" office:value-type="percentage" office:value="0" calcext:value-type="percentage">
            <text:p>0.00%</text:p>
          </table:table-cell>
          <table:table-cell table:style-name="ce71" table:formula="of:=IF([.K35]*[.L35] = 0; 0;([.L35]-[.K35])*(([.F35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31" calcext:value-type="float">
            <text:p>31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58"/>
          <table:table-cell table:style-name="ce63"/>
          <table:table-cell table:formula="of:=IF([.G36]*[.H36]=0;0;([.H36]-[.G36])/[.G36])" office:value-type="percentage" office:value="0" calcext:value-type="percentage">
            <text:p>0.00%</text:p>
          </table:table-cell>
          <table:table-cell table:formula="of:=IF([.G36]*[.H36]=0;0;([.H36]-[.G36])*(([.F36]*[#REF!.$C$2])+1-[#REF!.$C$2]))" office:value-type="currency" office:currency="USD" office:value="0" calcext:value-type="currency">
            <text:p>$0.00</text:p>
          </table:table-cell>
          <table:table-cell table:style-name="ce58"/>
          <table:table-cell table:style-name="ce63"/>
          <table:table-cell table:formula="of:=IF([.K36]*[.L36]=0;0;([.L36]-[.K36])/[.K36])" office:value-type="percentage" office:value="0" calcext:value-type="percentage">
            <text:p>0.00%</text:p>
          </table:table-cell>
          <table:table-cell table:formula="of:=IF([.K36]*[.L36] = 0; 0;([.L36]-[.K36])*(([.F36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32" calcext:value-type="float">
            <text:p>32</text:p>
          </table:table-cell>
          <table:table-cell table:number-columns-repeated="6"/>
          <table:table-cell table:style-name="ce67" table:formula="of:=IF([.G37]*[.H37]=0;0;([.H37]-[.G37])/[.G37])" office:value-type="percentage" office:value="0" calcext:value-type="percentage">
            <text:p>0.00%</text:p>
          </table:table-cell>
          <table:table-cell table:style-name="ce71" table:formula="of:=IF([.G37]*[.H37]=0;0;([.H37]-[.G37])*(([.F37]*[#REF!.$C$2])+1-[#REF!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7" table:formula="of:=IF([.K37]*[.L37]=0;0;([.L37]-[.K37])/[.K37])" office:value-type="percentage" office:value="0" calcext:value-type="percentage">
            <text:p>0.00%</text:p>
          </table:table-cell>
          <table:table-cell table:style-name="ce71" table:formula="of:=IF([.K37]*[.L37] = 0; 0;([.L37]-[.K37])*(([.F37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33" calcext:value-type="float">
            <text:p>33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58"/>
          <table:table-cell table:style-name="ce63"/>
          <table:table-cell table:formula="of:=IF([.G38]*[.H38]=0;0;([.H38]-[.G38])/[.G38])" office:value-type="percentage" office:value="0" calcext:value-type="percentage">
            <text:p>0.00%</text:p>
          </table:table-cell>
          <table:table-cell table:formula="of:=IF([.G38]*[.H38]=0;0;([.H38]-[.G38])*(([.F38]*[#REF!.$C$2])+1-[#REF!.$C$2]))" office:value-type="currency" office:currency="USD" office:value="0" calcext:value-type="currency">
            <text:p>$0.00</text:p>
          </table:table-cell>
          <table:table-cell table:style-name="ce58"/>
          <table:table-cell table:style-name="ce63"/>
          <table:table-cell table:formula="of:=IF([.K38]*[.L38]=0;0;([.L38]-[.K38])/[.K38])" office:value-type="percentage" office:value="0" calcext:value-type="percentage">
            <text:p>0.00%</text:p>
          </table:table-cell>
          <table:table-cell table:formula="of:=IF([.K38]*[.L38] = 0; 0;([.L38]-[.K38])*(([.F38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34" calcext:value-type="float">
            <text:p>34</text:p>
          </table:table-cell>
          <table:table-cell table:number-columns-repeated="6"/>
          <table:table-cell table:style-name="ce67" table:formula="of:=IF([.G39]*[.H39]=0;0;([.H39]-[.G39])/[.G39])" office:value-type="percentage" office:value="0" calcext:value-type="percentage">
            <text:p>0.00%</text:p>
          </table:table-cell>
          <table:table-cell table:style-name="ce71" table:formula="of:=IF([.G39]*[.H39]=0;0;([.H39]-[.G39])*(([.F39]*[#REF!.$C$2])+1-[#REF!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7" table:formula="of:=IF([.K39]*[.L39]=0;0;([.L39]-[.K39])/[.K39])" office:value-type="percentage" office:value="0" calcext:value-type="percentage">
            <text:p>0.00%</text:p>
          </table:table-cell>
          <table:table-cell table:style-name="ce71" table:formula="of:=IF([.K39]*[.L39] = 0; 0;([.L39]-[.K39])*(([.F39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35" calcext:value-type="float">
            <text:p>35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58"/>
          <table:table-cell table:style-name="ce63"/>
          <table:table-cell table:formula="of:=IF([.G40]*[.H40]=0;0;([.H40]-[.G40])/[.G40])" office:value-type="percentage" office:value="0" calcext:value-type="percentage">
            <text:p>0.00%</text:p>
          </table:table-cell>
          <table:table-cell table:formula="of:=IF([.G40]*[.H40]=0;0;([.H40]-[.G40])*(([.F40]*[#REF!.$C$2])+1-[#REF!.$C$2]))" office:value-type="currency" office:currency="USD" office:value="0" calcext:value-type="currency">
            <text:p>$0.00</text:p>
          </table:table-cell>
          <table:table-cell table:style-name="ce58"/>
          <table:table-cell table:style-name="ce63"/>
          <table:table-cell table:formula="of:=IF([.K40]*[.L40]=0;0;([.L40]-[.K40])/[.K40])" office:value-type="percentage" office:value="0" calcext:value-type="percentage">
            <text:p>0.00%</text:p>
          </table:table-cell>
          <table:table-cell table:formula="of:=IF([.K40]*[.L40] = 0; 0;([.L40]-[.K40])*(([.F40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36" calcext:value-type="float">
            <text:p>36</text:p>
          </table:table-cell>
          <table:table-cell table:number-columns-repeated="6"/>
          <table:table-cell table:style-name="ce67" table:formula="of:=IF([.G41]*[.H41]=0;0;([.H41]-[.G41])/[.G41])" office:value-type="percentage" office:value="0" calcext:value-type="percentage">
            <text:p>0.00%</text:p>
          </table:table-cell>
          <table:table-cell table:style-name="ce71" table:formula="of:=IF([.G41]*[.H41]=0;0;([.H41]-[.G41])*(([.F41]*[#REF!.$C$2])+1-[#REF!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7" table:formula="of:=IF([.K41]*[.L41]=0;0;([.L41]-[.K41])/[.K41])" office:value-type="percentage" office:value="0" calcext:value-type="percentage">
            <text:p>0.00%</text:p>
          </table:table-cell>
          <table:table-cell table:style-name="ce71" table:formula="of:=IF([.K41]*[.L41] = 0; 0;([.L41]-[.K41])*(([.F41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37" calcext:value-type="float">
            <text:p>37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58"/>
          <table:table-cell table:style-name="ce63"/>
          <table:table-cell table:formula="of:=IF([.G42]*[.H42]=0;0;([.H42]-[.G42])/[.G42])" office:value-type="percentage" office:value="0" calcext:value-type="percentage">
            <text:p>0.00%</text:p>
          </table:table-cell>
          <table:table-cell table:formula="of:=IF([.G42]*[.H42]=0;0;([.H42]-[.G42])*(([.F42]*[#REF!.$C$2])+1-[#REF!.$C$2]))" office:value-type="currency" office:currency="USD" office:value="0" calcext:value-type="currency">
            <text:p>$0.00</text:p>
          </table:table-cell>
          <table:table-cell table:style-name="ce58"/>
          <table:table-cell table:style-name="ce63"/>
          <table:table-cell table:formula="of:=IF([.K42]*[.L42]=0;0;([.L42]-[.K42])/[.K42])" office:value-type="percentage" office:value="0" calcext:value-type="percentage">
            <text:p>0.00%</text:p>
          </table:table-cell>
          <table:table-cell table:formula="of:=IF([.K42]*[.L42] = 0; 0;([.L42]-[.K42])*(([.F42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38" calcext:value-type="float">
            <text:p>38</text:p>
          </table:table-cell>
          <table:table-cell table:number-columns-repeated="6"/>
          <table:table-cell table:style-name="ce67" table:formula="of:=IF([.G43]*[.H43]=0;0;([.H43]-[.G43])/[.G43])" office:value-type="percentage" office:value="0" calcext:value-type="percentage">
            <text:p>0.00%</text:p>
          </table:table-cell>
          <table:table-cell table:style-name="ce71" table:formula="of:=IF([.G43]*[.H43]=0;0;([.H43]-[.G43])*(([.F43]*[#REF!.$C$2])+1-[#REF!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7" table:formula="of:=IF([.K43]*[.L43]=0;0;([.L43]-[.K43])/[.K43])" office:value-type="percentage" office:value="0" calcext:value-type="percentage">
            <text:p>0.00%</text:p>
          </table:table-cell>
          <table:table-cell table:style-name="ce71" table:formula="of:=IF([.K43]*[.L43] = 0; 0;([.L43]-[.K43])*(([.F43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39" calcext:value-type="float">
            <text:p>39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58"/>
          <table:table-cell table:style-name="ce63"/>
          <table:table-cell table:formula="of:=IF([.G44]*[.H44]=0;0;([.H44]-[.G44])/[.G44])" office:value-type="percentage" office:value="0" calcext:value-type="percentage">
            <text:p>0.00%</text:p>
          </table:table-cell>
          <table:table-cell table:formula="of:=IF([.G44]*[.H44]=0;0;([.H44]-[.G44])*(([.F44]*[#REF!.$C$2])+1-[#REF!.$C$2]))" office:value-type="currency" office:currency="USD" office:value="0" calcext:value-type="currency">
            <text:p>$0.00</text:p>
          </table:table-cell>
          <table:table-cell table:style-name="ce58"/>
          <table:table-cell table:style-name="ce63"/>
          <table:table-cell table:formula="of:=IF([.K44]*[.L44]=0;0;([.L44]-[.K44])/[.K44])" office:value-type="percentage" office:value="0" calcext:value-type="percentage">
            <text:p>0.00%</text:p>
          </table:table-cell>
          <table:table-cell table:formula="of:=IF([.K44]*[.L44] = 0; 0;([.L44]-[.K44])*(([.F44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40" calcext:value-type="float">
            <text:p>40</text:p>
          </table:table-cell>
          <table:table-cell table:number-columns-repeated="6"/>
          <table:table-cell table:style-name="ce67" table:formula="of:=IF([.G45]*[.H45]=0;0;([.H45]-[.G45])/[.G45])" office:value-type="percentage" office:value="0" calcext:value-type="percentage">
            <text:p>0.00%</text:p>
          </table:table-cell>
          <table:table-cell table:style-name="ce71" table:formula="of:=IF([.G45]*[.H45]=0;0;([.H45]-[.G45])*(([.F45]*[#REF!.$C$2])+1-[#REF!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7" table:formula="of:=IF([.K45]*[.L45]=0;0;([.L45]-[.K45])/[.K45])" office:value-type="percentage" office:value="0" calcext:value-type="percentage">
            <text:p>0.00%</text:p>
          </table:table-cell>
          <table:table-cell table:style-name="ce71" table:formula="of:=IF([.K45]*[.L45] = 0; 0;([.L45]-[.K45])*(([.F45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41" calcext:value-type="float">
            <text:p>41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58"/>
          <table:table-cell table:style-name="ce63"/>
          <table:table-cell table:formula="of:=IF([.G46]*[.H46]=0;0;([.H46]-[.G46])/[.G46])" office:value-type="percentage" office:value="0" calcext:value-type="percentage">
            <text:p>0.00%</text:p>
          </table:table-cell>
          <table:table-cell table:formula="of:=IF([.G46]*[.H46]=0;0;([.H46]-[.G46])*(([.F46]*[#REF!.$C$2])+1-[#REF!.$C$2]))" office:value-type="currency" office:currency="USD" office:value="0" calcext:value-type="currency">
            <text:p>$0.00</text:p>
          </table:table-cell>
          <table:table-cell table:style-name="ce58"/>
          <table:table-cell table:style-name="ce63"/>
          <table:table-cell table:formula="of:=IF([.K46]*[.L46]=0;0;([.L46]-[.K46])/[.K46])" office:value-type="percentage" office:value="0" calcext:value-type="percentage">
            <text:p>0.00%</text:p>
          </table:table-cell>
          <table:table-cell table:formula="of:=IF([.K46]*[.L46] = 0; 0;([.L46]-[.K46])*(([.F46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42" calcext:value-type="float">
            <text:p>42</text:p>
          </table:table-cell>
          <table:table-cell table:number-columns-repeated="6"/>
          <table:table-cell table:style-name="ce67" table:formula="of:=IF([.G47]*[.H47]=0;0;([.H47]-[.G47])/[.G47])" office:value-type="percentage" office:value="0" calcext:value-type="percentage">
            <text:p>0.00%</text:p>
          </table:table-cell>
          <table:table-cell table:style-name="ce71" table:formula="of:=IF([.G47]*[.H47]=0;0;([.H47]-[.G47])*(([.F47]*[#REF!.$C$2])+1-[#REF!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7" table:formula="of:=IF([.K47]*[.L47]=0;0;([.L47]-[.K47])/[.K47])" office:value-type="percentage" office:value="0" calcext:value-type="percentage">
            <text:p>0.00%</text:p>
          </table:table-cell>
          <table:table-cell table:style-name="ce71" table:formula="of:=IF([.K47]*[.L47] = 0; 0;([.L47]-[.K47])*(([.F47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43" calcext:value-type="float">
            <text:p>43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58"/>
          <table:table-cell table:style-name="ce63"/>
          <table:table-cell table:formula="of:=IF([.G48]*[.H48]=0;0;([.H48]-[.G48])/[.G48])" office:value-type="percentage" office:value="0" calcext:value-type="percentage">
            <text:p>0.00%</text:p>
          </table:table-cell>
          <table:table-cell table:formula="of:=IF([.G48]*[.H48]=0;0;([.H48]-[.G48])*(([.F48]*[#REF!.$C$2])+1-[#REF!.$C$2]))" office:value-type="currency" office:currency="USD" office:value="0" calcext:value-type="currency">
            <text:p>$0.00</text:p>
          </table:table-cell>
          <table:table-cell table:style-name="ce58"/>
          <table:table-cell table:style-name="ce63"/>
          <table:table-cell table:formula="of:=IF([.K48]*[.L48]=0;0;([.L48]-[.K48])/[.K48])" office:value-type="percentage" office:value="0" calcext:value-type="percentage">
            <text:p>0.00%</text:p>
          </table:table-cell>
          <table:table-cell table:formula="of:=IF([.K48]*[.L48] = 0; 0;([.L48]-[.K48])*(([.F48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44" calcext:value-type="float">
            <text:p>44</text:p>
          </table:table-cell>
          <table:table-cell table:number-columns-repeated="6"/>
          <table:table-cell table:style-name="ce67" table:formula="of:=IF([.G49]*[.H49]=0;0;([.H49]-[.G49])/[.G49])" office:value-type="percentage" office:value="0" calcext:value-type="percentage">
            <text:p>0.00%</text:p>
          </table:table-cell>
          <table:table-cell table:style-name="ce71" table:formula="of:=IF([.G49]*[.H49]=0;0;([.H49]-[.G49])*(([.F49]*[#REF!.$C$2])+1-[#REF!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7" table:formula="of:=IF([.K49]*[.L49]=0;0;([.L49]-[.K49])/[.K49])" office:value-type="percentage" office:value="0" calcext:value-type="percentage">
            <text:p>0.00%</text:p>
          </table:table-cell>
          <table:table-cell table:style-name="ce71" table:formula="of:=IF([.K49]*[.L49] = 0; 0;([.L49]-[.K49])*(([.F49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45" calcext:value-type="float">
            <text:p>45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58"/>
          <table:table-cell table:style-name="ce63"/>
          <table:table-cell table:formula="of:=IF([.G50]*[.H50]=0;0;([.H50]-[.G50])/[.G50])" office:value-type="percentage" office:value="0" calcext:value-type="percentage">
            <text:p>0.00%</text:p>
          </table:table-cell>
          <table:table-cell table:formula="of:=IF([.G50]*[.H50]=0;0;([.H50]-[.G50])*(([.F50]*[#REF!.$C$2])+1-[#REF!.$C$2]))" office:value-type="currency" office:currency="USD" office:value="0" calcext:value-type="currency">
            <text:p>$0.00</text:p>
          </table:table-cell>
          <table:table-cell table:style-name="ce58"/>
          <table:table-cell table:style-name="ce63"/>
          <table:table-cell table:formula="of:=IF([.K50]*[.L50]=0;0;([.L50]-[.K50])/[.K50])" office:value-type="percentage" office:value="0" calcext:value-type="percentage">
            <text:p>0.00%</text:p>
          </table:table-cell>
          <table:table-cell table:formula="of:=IF([.K50]*[.L50] = 0; 0;([.L50]-[.K50])*(([.F50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46" calcext:value-type="float">
            <text:p>46</text:p>
          </table:table-cell>
          <table:table-cell table:number-columns-repeated="6"/>
          <table:table-cell table:style-name="ce67" table:formula="of:=IF([.G51]*[.H51]=0;0;([.H51]-[.G51])/[.G51])" office:value-type="percentage" office:value="0" calcext:value-type="percentage">
            <text:p>0.00%</text:p>
          </table:table-cell>
          <table:table-cell table:style-name="ce71" table:formula="of:=IF([.G51]*[.H51]=0;0;([.H51]-[.G51])*(([.F51]*[#REF!.$C$2])+1-[#REF!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7" table:formula="of:=IF([.K51]*[.L51]=0;0;([.L51]-[.K51])/[.K51])" office:value-type="percentage" office:value="0" calcext:value-type="percentage">
            <text:p>0.00%</text:p>
          </table:table-cell>
          <table:table-cell table:style-name="ce71" table:formula="of:=IF([.K51]*[.L51] = 0; 0;([.L51]-[.K51])*(([.F51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47" calcext:value-type="float">
            <text:p>47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58"/>
          <table:table-cell table:style-name="ce63"/>
          <table:table-cell table:formula="of:=IF([.G52]*[.H52]=0;0;([.H52]-[.G52])/[.G52])" office:value-type="percentage" office:value="0" calcext:value-type="percentage">
            <text:p>0.00%</text:p>
          </table:table-cell>
          <table:table-cell table:formula="of:=IF([.G52]*[.H52]=0;0;([.H52]-[.G52])*(([.F52]*[#REF!.$C$2])+1-[#REF!.$C$2]))" office:value-type="currency" office:currency="USD" office:value="0" calcext:value-type="currency">
            <text:p>$0.00</text:p>
          </table:table-cell>
          <table:table-cell table:style-name="ce58"/>
          <table:table-cell table:style-name="ce63"/>
          <table:table-cell table:formula="of:=IF([.K52]*[.L52]=0;0;([.L52]-[.K52])/[.K52])" office:value-type="percentage" office:value="0" calcext:value-type="percentage">
            <text:p>0.00%</text:p>
          </table:table-cell>
          <table:table-cell table:formula="of:=IF([.K52]*[.L52] = 0; 0;([.L52]-[.K52])*(([.F52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48" calcext:value-type="float">
            <text:p>48</text:p>
          </table:table-cell>
          <table:table-cell table:number-columns-repeated="6"/>
          <table:table-cell table:style-name="ce67" table:formula="of:=IF([.G53]*[.H53]=0;0;([.H53]-[.G53])/[.G53])" office:value-type="percentage" office:value="0" calcext:value-type="percentage">
            <text:p>0.00%</text:p>
          </table:table-cell>
          <table:table-cell table:style-name="ce71" table:formula="of:=IF([.G53]*[.H53]=0;0;([.H53]-[.G53])*(([.F53]*[#REF!.$C$2])+1-[#REF!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7" table:formula="of:=IF([.K53]*[.L53]=0;0;([.L53]-[.K53])/[.K53])" office:value-type="percentage" office:value="0" calcext:value-type="percentage">
            <text:p>0.00%</text:p>
          </table:table-cell>
          <table:table-cell table:style-name="ce71" table:formula="of:=IF([.K53]*[.L53] = 0; 0;([.L53]-[.K53])*(([.F53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49" calcext:value-type="float">
            <text:p>49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58"/>
          <table:table-cell table:style-name="ce63"/>
          <table:table-cell table:formula="of:=IF([.G54]*[.H54]=0;0;([.H54]-[.G54])/[.G54])" office:value-type="percentage" office:value="0" calcext:value-type="percentage">
            <text:p>0.00%</text:p>
          </table:table-cell>
          <table:table-cell table:formula="of:=IF([.G54]*[.H54]=0;0;([.H54]-[.G54])*(([.F54]*[#REF!.$C$2])+1-[#REF!.$C$2]))" office:value-type="currency" office:currency="USD" office:value="0" calcext:value-type="currency">
            <text:p>$0.00</text:p>
          </table:table-cell>
          <table:table-cell table:style-name="ce58"/>
          <table:table-cell table:style-name="ce63"/>
          <table:table-cell table:formula="of:=IF([.K54]*[.L54]=0;0;([.L54]-[.K54])/[.K54])" office:value-type="percentage" office:value="0" calcext:value-type="percentage">
            <text:p>0.00%</text:p>
          </table:table-cell>
          <table:table-cell table:formula="of:=IF([.K54]*[.L54] = 0; 0;([.L54]-[.K54])*(([.F54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style-name="ce67" table:formula="of:=IF([.G55]*[.H55]=0;0;([.H55]-[.G55])/[.G55])" office:value-type="percentage" office:value="0" calcext:value-type="percentage">
            <text:p>0.00%</text:p>
          </table:table-cell>
          <table:table-cell table:style-name="ce71" table:formula="of:=IF([.G55]*[.H55]=0;0;([.H55]-[.G55])*(([.F55]*[#REF!.$C$2])+1-[#REF!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7" table:formula="of:=IF([.K55]*[.L55]=0;0;([.L55]-[.K55])/[.K55])" office:value-type="percentage" office:value="0" calcext:value-type="percentage">
            <text:p>0.00%</text:p>
          </table:table-cell>
          <table:table-cell table:style-name="ce71" table:formula="of:=IF([.K55]*[.L55] = 0; 0;([.L55]-[.K55])*(([.F55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51" calcext:value-type="float">
            <text:p>51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58"/>
          <table:table-cell table:style-name="ce63"/>
          <table:table-cell table:formula="of:=IF([.G56]*[.H56]=0;0;([.H56]-[.G56])/[.G56])" office:value-type="percentage" office:value="0" calcext:value-type="percentage">
            <text:p>0.00%</text:p>
          </table:table-cell>
          <table:table-cell table:formula="of:=IF([.G56]*[.H56]=0;0;([.H56]-[.G56])*(([.F56]*[#REF!.$C$2])+1-[#REF!.$C$2]))" office:value-type="currency" office:currency="USD" office:value="0" calcext:value-type="currency">
            <text:p>$0.00</text:p>
          </table:table-cell>
          <table:table-cell table:style-name="ce58"/>
          <table:table-cell table:style-name="ce63"/>
          <table:table-cell table:formula="of:=IF([.K56]*[.L56]=0;0;([.L56]-[.K56])/[.K56])" office:value-type="percentage" office:value="0" calcext:value-type="percentage">
            <text:p>0.00%</text:p>
          </table:table-cell>
          <table:table-cell table:formula="of:=IF([.K56]*[.L56] = 0; 0;([.L56]-[.K56])*(([.F56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52" calcext:value-type="float">
            <text:p>52</text:p>
          </table:table-cell>
          <table:table-cell table:number-columns-repeated="6"/>
          <table:table-cell table:style-name="ce67" table:formula="of:=IF([.G57]*[.H57]=0;0;([.H57]-[.G57])/[.G57])" office:value-type="percentage" office:value="0" calcext:value-type="percentage">
            <text:p>0.00%</text:p>
          </table:table-cell>
          <table:table-cell table:style-name="ce71" table:formula="of:=IF([.G57]*[.H57]=0;0;([.H57]-[.G57])*(([.F57]*[#REF!.$C$2])+1-[#REF!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7" table:formula="of:=IF([.K57]*[.L57]=0;0;([.L57]-[.K57])/[.K57])" office:value-type="percentage" office:value="0" calcext:value-type="percentage">
            <text:p>0.00%</text:p>
          </table:table-cell>
          <table:table-cell table:style-name="ce71" table:formula="of:=IF([.K57]*[.L57] = 0; 0;([.L57]-[.K57])*(([.F57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5" office:value-type="float" office:value="53" calcext:value-type="float">
            <text:p>53</text:p>
          </table:table-cell>
          <table:table-cell table:style-name="ce11"/>
          <table:table-cell table:style-name="ce16"/>
          <table:table-cell table:style-name="ce11"/>
          <table:table-cell table:style-name="ce23"/>
          <table:table-cell table:style-name="ce58"/>
          <table:table-cell table:style-name="ce63"/>
          <table:table-cell table:formula="of:=IF([.G58]*[.H58]=0;0;([.H58]-[.G58])/[.G58])" office:value-type="percentage" office:value="0" calcext:value-type="percentage">
            <text:p>0.00%</text:p>
          </table:table-cell>
          <table:table-cell table:formula="of:=IF([.G58]*[.H58]=0;0;([.H58]-[.G58])*(([.F58]*[#REF!.$C$2])+1-[#REF!.$C$2]))" office:value-type="currency" office:currency="USD" office:value="0" calcext:value-type="currency">
            <text:p>$0.00</text:p>
          </table:table-cell>
          <table:table-cell table:style-name="ce58"/>
          <table:table-cell table:style-name="ce63"/>
          <table:table-cell table:formula="of:=IF([.K58]*[.L58]=0;0;([.L58]-[.K58])/[.K58])" office:value-type="percentage" office:value="0" calcext:value-type="percentage">
            <text:p>0.00%</text:p>
          </table:table-cell>
          <table:table-cell table:formula="of:=IF([.K58]*[.L58] = 0; 0;([.L58]-[.K58])*(([.F58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office:value-type="float" office:value="54" calcext:value-type="float">
            <text:p>54</text:p>
          </table:table-cell>
          <table:table-cell table:number-columns-repeated="6"/>
          <table:table-cell table:style-name="ce67" table:formula="of:=IF([.G59]*[.H59]=0;0;([.H59]-[.G59])/[.G59])" office:value-type="percentage" office:value="0" calcext:value-type="percentage">
            <text:p>0.00%</text:p>
          </table:table-cell>
          <table:table-cell table:style-name="ce71" table:formula="of:=IF([.G59]*[.H59]=0;0;([.H59]-[.G59])*(([.F59]*[#REF!.$C$2])+1-[#REF!.$C$2]))" office:value-type="currency" office:currency="USD" office:value="0" calcext:value-type="currency">
            <text:p>$0.00</text:p>
          </table:table-cell>
          <table:table-cell table:number-columns-repeated="2"/>
          <table:table-cell table:style-name="ce67" table:formula="of:=IF([.K59]*[.L59]=0;0;([.L59]-[.K59])/[.K59])" office:value-type="percentage" office:value="0" calcext:value-type="percentage">
            <text:p>0.00%</text:p>
          </table:table-cell>
          <table:table-cell table:style-name="ce71" table:formula="of:=IF([.K59]*[.L59] = 0; 0;([.L59]-[.K59])*(([.F59]*[#REF!.$C$3])+1-[#REF!.$C$3]))" office:value-type="currency" office:currency="USD" office:value="0" calcext:value-type="currency">
            <text:p>$0.00</text:p>
          </table:table-cell>
          <table:table-cell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12"/>
          <table:table-cell table:style-name="ce17"/>
          <table:table-cell table:style-name="ce12"/>
          <table:table-cell table:style-name="ce24"/>
          <table:table-cell table:style-name="ce59"/>
          <table:table-cell table:style-name="ce64"/>
          <table:table-cell table:style-name="ce68" table:formula="of:=IF([.G60]*[.H60]=0;0;([.H60]-[.G60])/[.G60])" office:value-type="percentage" office:value="0" calcext:value-type="percentage">
            <text:p>0.00%</text:p>
          </table:table-cell>
          <table:table-cell table:style-name="ce72" table:formula="of:=IF([.G60]*[.H60]=0;0;([.H60]-[.G60])*(([.F60]*[#REF!.$C$2])+1-[#REF!.$C$2]))" office:value-type="currency" office:currency="USD" office:value="0" calcext:value-type="currency">
            <text:p>$0.00</text:p>
          </table:table-cell>
          <table:table-cell table:style-name="ce73"/>
          <table:table-cell table:style-name="ce74"/>
          <table:table-cell table:style-name="ce76" table:formula="of:=IF([.K60]*[.L60]=0;0;([.L60]-[.K60])/[.K60])" office:value-type="percentage" office:value="0" calcext:value-type="percentage">
            <text:p>0.00%</text:p>
          </table:table-cell>
          <table:table-cell table:style-name="ce72" table:formula="of:=IF([.K60]*[.L60] = 0; 0;([.L60]-[.K60])*(([.F60]*[#REF!.$C$3])+1-[#REF!.$C$3]))" office:value-type="currency" office:currency="USD" office:value="0" calcext:value-type="currency">
            <text:p>$0.00</text:p>
          </table:table-cell>
          <table:table-cell/>
        </table:table-row>
        <calcext:conditional-formats>
          <calcext:conditional-format calcext:target-range-address="Dollar.I5:Dollar.J60 Dollar.M5:Dollar.N60">
            <calcext:condition calcext:apply-style-name="Default" calcext:value="=0" calcext:base-cell-address="Dollar.I5"/>
            <calcext:condition calcext:apply-style-name="smaller" calcext:value="&lt;0" calcext:base-cell-address="Dollar.I5"/>
            <calcext:condition calcext:apply-style-name="greater" calcext:value="&gt;0" calcext:base-cell-address="Dollar.I5"/>
          </calcext:conditional-format>
        </calcext:conditional-formats>
      </table:table>
      <table:table table:name="Config" table:style-name="ta1">
        <table:table-column table:style-name="co11" table:default-cell-style-name="Default"/>
        <table:table-column table:style-name="co12" table:default-cell-style-name="Default"/>
        <table:table-column table:style-name="co1" table:default-cell-style-name="ce79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/>
          <table:table-cell table:style-name="ce78" office:value-type="string" calcext:value-type="string">
            <text:p>prix bruts</text:p>
          </table:table-cell>
          <table:table-cell table:content-validation-name="val1" office:value-type="float" office:value="1" calcext:value-type="float">
            <text:p>1</text:p>
          </table:table-cell>
          <table:table-cell table:style-name="ce81" office:value-type="string" calcext:value-type="string">
            <office:annotation draw:style-name="gr3" draw:text-style-name="P1" svg:width="1.1413in" svg:height="0.7012in" svg:x="3.2043in" svg:y="0.5539in" draw:caption-point-x="0.263in" draw:caption-point-y="-0.3724in">
              <dc:creator>A</dc:creator>
              <dc:date>2014-04-26T00:00:00</dc:date>
              <text:p text:style-name="P1"><text:span text:style-name="T1">Le prix est exprimé selon le montant total de la transaction.</text:span></text:p>
            </office:annotation>
            <text:p>0 = total sur ordre</text:p>
          </table:table-cell>
          <table:table-cell table:style-name="ce81" office:value-type="string" calcext:value-type="string">
            <office:annotation draw:style-name="gr4" draw:text-style-name="P1" svg:width="1.1413in" svg:height="0.8567in" svg:x="3.398in" svg:y="0.5535in" draw:caption-point-x="1.0772in" draw:caption-point-y="-0.372in">
              <dc:creator>A</dc:creator>
              <dc:date>2014-04-26T00:00:00</dc:date>
              <text:p text:style-name="P1"><text:span text:style-name="T1">Le prix est exprimé selon le montant individuel de chaque action.</text:span></text:p>
            </office:annotation>
            <text:p>1 = par action</text:p>
          </table:table-cell>
        </table:table-row>
        <table:table-row table:style-name="ro5">
          <table:table-cell/>
          <table:table-cell table:style-name="ce78" office:value-type="string" calcext:value-type="string">
            <text:p>prix nets</text:p>
          </table:table-cell>
          <table:table-cell table:content-validation-name="val1" office:value-type="float" office:value="0" calcext:value-type="float">
            <text:p>0</text:p>
          </table:table-cell>
          <table:table-cell table:style-name="ce81" office:value-type="string" calcext:value-type="string">
            <office:annotation draw:style-name="gr3" draw:text-style-name="P1" svg:width="1.1413in" svg:height="0.7012in" svg:x="3.2043in" svg:y="0.7504in" draw:caption-point-x="0.263in" draw:caption-point-y="-0.3724in">
              <dc:creator>A</dc:creator>
              <dc:date>2014-04-26T00:00:00</dc:date>
              <text:p text:style-name="P1"><text:span text:style-name="T1">Le prix est exprimé selon le montant total de la transaction.</text:span></text:p>
            </office:annotation>
            <text:p>0 = total sur ordre</text:p>
          </table:table-cell>
          <table:table-cell table:style-name="ce81" office:value-type="string" calcext:value-type="string">
            <office:annotation draw:style-name="gr4" draw:text-style-name="P1" svg:width="1.1413in" svg:height="0.8567in" svg:x="3.398in" svg:y="0.75in" draw:caption-point-x="1.0772in" draw:caption-point-y="-0.372in">
              <dc:creator>A</dc:creator>
              <dc:date>2014-04-26T00:00:00</dc:date>
              <text:p text:style-name="P1"><text:span text:style-name="T1">Le prix est exprimé selon le montant individuel de chaque action.</text:span></text:p>
            </office:annotation>
            <text:p>1 = par action</text:p>
          </table:table-cell>
        </table:table-row>
        <table:table-row table:style-name="ro1">
          <table:table-cell table:number-columns-repeated="2"/>
          <table:table-cell table:style-name="ce80"/>
          <table:table-cell table:number-columns-repeated="2"/>
        </table:table-row>
        <table:table-row table:style-name="ro1">
          <table:table-cell table:number-columns-repeated="2"/>
          <table:table-cell table:style-name="ce8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currency-style style:name="N127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currency-style style:name="N129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currency-style style:name="N10107P0" style:volatile="true" number:language="uz" number:script="Latn" number:country="UZ">
      <number:currency-symbol number:language="en" number:country="US">$</number:currency-symbol>
      <number:number number:decimal-places="2" number:min-integer-digits="1" number:grouping="true"/>
    </number:currency-style>
    <number:currency-style style:name="N10107" number:language="uz" number:script="Latn" number:country="UZ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7P0"/>
    </number:currency-style>
    <number:currency-style style:name="N2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07P0"/>
    </number:currency-style>
    <number:currency-style style:name="N20109P0" style:volatile="true" number:language="fr" number:country="FR">
      <style:text-properties fo:color="#00ff00"/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09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maller" style:family="table-cell" style:parent-style-name="Default">
      <style:text-properties fo:color="#ff0000"/>
    </style:style>
    <style:style style:name="greater" style:family="table-cell" style:parent-style-name="Default">
      <style:text-properties fo:color="#00800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/00/0000</text:date>, <text:time style:data-style-name="N2" text:time-value="09:54:50.596826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31T10:02:06.961284293</dc:date>
    <meta:generator>LibreOffice/4.2.8.2$Linux_X86_64 LibreOffice_project/420m0$Build-2</meta:generator>
    <meta:editing-duration>PT1H19M6S</meta:editing-duration>
    <meta:editing-cycles>7</meta:editing-cycles>
    <meta:document-statistic meta:table-count="3" meta:cell-count="604" meta:object-count="0"/>
  </office:meta>
</office:document-meta>
</file>